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19" style:family="table-column">
      <style:table-column-properties fo:break-before="auto" style:column-width="3.2661in"/>
    </style:style>
    <style:style style:name="co20" style:family="table-column">
      <style:table-column-properties fo:break-before="auto" style:column-width="1.3701in"/>
    </style:style>
    <style:style style:name="co21" style:family="table-column">
      <style:table-column-properties fo:break-before="auto" style:column-width="0.2327in"/>
    </style:style>
    <style:style style:name="co22" style:family="table-column">
      <style:table-column-properties fo:break-before="auto" style:column-width="0.6898in"/>
    </style:style>
    <style:style style:name="co23" style:family="table-column">
      <style:table-column-properties fo:break-before="auto" style:column-width="0.8272in"/>
    </style:style>
    <style:style style:name="co24" style:family="table-column">
      <style:table-column-properties fo:break-before="auto" style:column-width="0.8535in"/>
    </style:style>
    <style:style style:name="co25" style:family="table-column">
      <style:table-column-properties fo:break-before="auto" style:column-width="0.698in"/>
    </style:style>
    <style:style style:name="co26" style:family="table-column">
      <style:table-column-properties fo:break-before="auto" style:column-width="0.7925in"/>
    </style:style>
    <style:style style:name="co27" style:family="table-column">
      <style:table-column-properties fo:break-before="auto" style:column-width="0.8016in"/>
    </style:style>
    <style:style style:name="co28" style:family="table-column">
      <style:table-column-properties fo:break-before="auto" style:column-width="1.2839in"/>
    </style:style>
    <style:style style:name="co29" style:family="table-column">
      <style:table-column-properties fo:break-before="auto" style:column-width="1.5598in"/>
    </style:style>
    <style:style style:name="co30" style:family="table-column">
      <style:table-column-properties fo:break-before="auto" style:column-width="1.3016in"/>
    </style:style>
    <style:style style:name="co31" style:family="table-column">
      <style:table-column-properties fo:break-before="auto" style:column-width="1.5937in"/>
    </style:style>
    <style:style style:name="co32" style:family="table-column">
      <style:table-column-properties fo:break-before="auto" style:column-width="3.4217in"/>
    </style:style>
    <style:style style:name="co33" style:family="table-column">
      <style:table-column-properties fo:break-before="auto" style:column-width="0.8783in"/>
    </style:style>
    <style:style style:name="co34" style:family="table-column">
      <style:table-column-properties fo:break-before="auto" style:column-width="10.8319in"/>
    </style:style>
    <style:style style:name="co35" style:family="table-column">
      <style:table-column-properties fo:break-before="auto" style:column-width="6.0409in"/>
    </style:style>
    <style:style style:name="co36" style:family="table-column">
      <style:table-column-properties fo:break-before="auto" style:column-width="2.0772in"/>
    </style:style>
    <style:style style:name="co37" style:family="table-column">
      <style:table-column-properties fo:break-before="auto" style:column-width="1.5165in"/>
    </style:style>
    <style:style style:name="co38" style:family="table-column">
      <style:table-column-properties fo:break-before="auto" style:column-width="2.1634in"/>
    </style:style>
    <style:style style:name="co39" style:family="table-column">
      <style:table-column-properties fo:break-before="auto" style:column-width="1.0425in"/>
    </style:style>
    <style:style style:name="co40" style:family="table-column">
      <style:table-column-properties fo:break-before="auto" style:column-width="1.2154in"/>
    </style:style>
    <style:style style:name="co41" style:family="table-column">
      <style:table-column-properties fo:break-before="auto" style:column-width="1.9728in"/>
    </style:style>
    <style:style style:name="co42" style:family="table-column">
      <style:table-column-properties fo:break-before="auto" style:column-width="1.4047in"/>
    </style:style>
    <style:style style:name="co43" style:family="table-column">
      <style:table-column-properties fo:break-before="auto" style:column-width="5.0929in"/>
    </style:style>
    <style:style style:name="co44" style:family="table-column">
      <style:table-column-properties fo:break-before="auto" style:column-width="2.0937in"/>
    </style:style>
    <style:style style:name="co45" style:family="table-column">
      <style:table-column-properties fo:break-before="auto" style:column-width="0.448in"/>
    </style:style>
    <style:style style:name="co46" style:family="table-column">
      <style:table-column-properties fo:break-before="auto" style:column-width="3.4638in"/>
    </style:style>
    <style:style style:name="co47" style:family="table-column">
      <style:table-column-properties fo:break-before="auto" style:column-width="3.4728in"/>
    </style:style>
    <style:style style:name="co48" style:family="table-column">
      <style:table-column-properties fo:break-before="auto" style:column-width="5.05in"/>
    </style:style>
    <style:style style:name="co49" style:family="table-column">
      <style:table-column-properties fo:break-before="auto" style:column-width="5.4291in"/>
    </style:style>
    <style:style style:name="co50" style:family="table-column">
      <style:table-column-properties fo:break-before="auto" style:column-width="1.0165in"/>
    </style:style>
    <style:style style:name="co51" style:family="table-column">
      <style:table-column-properties fo:break-before="auto" style:column-width="7.1957in"/>
    </style:style>
    <style:style style:name="co52" style:family="table-column">
      <style:table-column-properties fo:break-before="auto" style:column-width="1.3528in"/>
    </style:style>
    <style:style style:name="co53" style:family="table-column">
      <style:table-column-properties fo:break-before="auto" style:column-width="5.9547in"/>
    </style:style>
    <style:style style:name="co54" style:family="table-column">
      <style:table-column-properties fo:break-before="auto" style:column-width="1.5075in"/>
    </style:style>
    <style:style style:name="co55" style:family="table-column">
      <style:table-column-properties fo:break-before="auto" style:column-width="2.5508in"/>
    </style:style>
    <style:style style:name="co56" style:family="table-column">
      <style:table-column-properties fo:break-before="auto" style:column-width="2.8866in"/>
    </style:style>
    <style:style style:name="co57" style:family="table-column">
      <style:table-column-properties fo:break-before="auto" style:column-width="4.4126in"/>
    </style:style>
    <style:style style:name="co58" style:family="table-column">
      <style:table-column-properties fo:break-before="auto" style:column-width="2.1283in"/>
    </style:style>
    <style:style style:name="co59" style:family="table-column">
      <style:table-column-properties fo:break-before="auto" style:column-width="1.4563in"/>
    </style:style>
    <style:style style:name="co60" style:family="table-column">
      <style:table-column-properties fo:break-before="auto" style:column-width="1.7319in"/>
    </style:style>
    <style:style style:name="co61" style:family="table-column">
      <style:table-column-properties fo:break-before="auto" style:column-width="0.5165in"/>
    </style:style>
    <style:style style:name="co62" style:family="table-column">
      <style:table-column-properties fo:break-before="auto" style:column-width="3.0252in"/>
    </style:style>
    <style:style style:name="co63" style:family="table-column">
      <style:table-column-properties fo:break-before="auto" style:column-width="3.5244in"/>
    </style:style>
    <style:style style:name="co64" style:family="table-column">
      <style:table-column-properties fo:break-before="auto" style:column-width="0.6457in"/>
    </style:style>
    <style:style style:name="co65" style:family="table-column">
      <style:table-column-properties fo:break-before="auto" style:column-width="8.0138in"/>
    </style:style>
    <style:style style:name="co66" style:family="table-column">
      <style:table-column-properties fo:break-before="auto" style:column-width="1.4528in"/>
    </style:style>
    <style:style style:name="co67" style:family="table-column">
      <style:table-column-properties fo:break-before="auto" style:column-width="1.5618in"/>
    </style:style>
    <style:style style:name="co68" style:family="table-column">
      <style:table-column-properties fo:break-before="auto" style:column-width="1.8528in"/>
    </style:style>
    <style:style style:name="co69" style:family="table-column">
      <style:table-column-properties fo:break-before="auto" style:column-width="2.3354in"/>
    </style:style>
    <style:style style:name="co70" style:family="table-column">
      <style:table-column-properties fo:break-before="auto" style:column-width="1.072in"/>
    </style:style>
    <style:style style:name="co71" style:family="table-column">
      <style:table-column-properties fo:break-before="auto" style:column-width="3.3736in"/>
    </style:style>
    <style:style style:name="co72" style:family="table-column">
      <style:table-column-properties fo:break-before="auto" style:column-width="1.5047in"/>
    </style:style>
    <style:style style:name="co73" style:family="table-column">
      <style:table-column-properties fo:break-before="auto" style:column-width="0.8957in"/>
    </style:style>
    <style:style style:name="co74" style:family="table-column">
      <style:table-column-properties fo:break-before="auto" style:column-width="19.4736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1" style:family="table-row">
      <style:table-row-properties style:row-height="0.2366in" fo:break-before="auto" style:use-optimal-row-height="true"/>
    </style:style>
    <style:style style:name="ro12" style:family="table-row">
      <style:table-row-properties style:row-height="0.3846in" fo:break-before="auto" style:use-optimal-row-height="true"/>
    </style:style>
    <style:style style:name="ro13" style:family="table-row">
      <style:table-row-properties style:row-height="0.5689in" fo:break-before="auto" style:use-optimal-row-height="true"/>
    </style:style>
    <style:style style:name="ro14" style:family="table-row">
      <style:table-row-properties style:row-height="1.0201in" fo:break-before="auto" style:use-optimal-row-height="true"/>
    </style:style>
    <style:style style:name="ro15" style:family="table-row">
      <style:table-row-properties style:row-height="0.1925in" fo:break-before="auto" style:use-optimal-row-height="true"/>
    </style:style>
    <style:style style:name="ro16" style:family="table-row">
      <style:table-row-properties style:row-height="1.522in" fo:break-before="auto" style:use-optimal-row-height="true"/>
    </style:style>
    <style:style style:name="ro17" style:family="table-row">
      <style:table-row-properties style:row-height="1.3547in" fo:break-before="auto" style:use-optimal-row-height="true"/>
    </style:style>
    <style:style style:name="ro18" style:family="table-row">
      <style:table-row-properties style:row-height="1.6898in" fo:break-before="auto" style:use-optimal-row-height="true"/>
    </style:style>
    <style:style style:name="ro19" style:family="table-row">
      <style:table-row-properties style:row-height="0.8528in" fo:break-before="auto" style:use-optimal-row-height="true"/>
    </style:style>
    <style:style style:name="ro20" style:family="table-row">
      <style:table-row-properties style:row-height="2.0409in" fo:break-before="auto" style:use-optimal-row-height="true"/>
    </style:style>
    <style:style style:name="ro21" style:family="table-row">
      <style:table-row-properties style:row-height="1.489in" fo:break-before="auto" style:use-optimal-row-height="true"/>
    </style:style>
    <style:style style:name="ro22" style:family="table-row">
      <style:table-row-properties style:row-height="0.4335in" fo:break-before="auto" style:use-optimal-row-height="false"/>
    </style:style>
    <style:style style:name="ro23" style:family="table-row">
      <style:table-row-properties style:row-height="0.7528in" fo:break-before="auto" style:use-optimal-row-height="true"/>
    </style:style>
    <style:style style:name="ro24" style:family="table-row">
      <style:table-row-properties style:row-height="0.2118in" fo:break-before="auto" style:use-optimal-row-height="true"/>
    </style:style>
    <style:style style:name="ro25" style:family="table-row">
      <style:table-row-properties style:row-height="0.2756in" fo:break-before="auto" style:use-optimal-row-height="false"/>
    </style:style>
    <style:style style:name="ro26" style:family="table-row">
      <style:table-row-properties style:row-height="0.6354in" fo:break-before="auto" style:use-optimal-row-height="false"/>
    </style:style>
    <style:style style:name="ro27" style:family="table-row">
      <style:table-row-properties style:row-height="2.0209in" fo:break-before="auto" style:use-optimal-row-height="false"/>
    </style:style>
    <style:style style:name="ro28" style:family="table-row">
      <style:table-row-properties style:row-height="0.2201in" fo:break-before="auto" style:use-optimal-row-height="tru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3"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0"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2"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3"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8"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99" style:family="table-cell" style:parent-style-name="Excel_20_Built-in_20_Normal">
      <style:table-cell-properties fo:background-color="#ff66cc"/>
    </style:style>
    <style:style style:name="ce100" style:family="table-cell" style:parent-style-name="Excel_20_Built-in_20_Normal">
      <style:table-cell-properties fo:background-color="#9999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06" style:family="table-cell" style:parent-style-name="Excel_20_Built-in_20_Normal">
      <style:table-cell-properties fo:wrap-option="wrap" style:shrink-to-fit="true"/>
    </style:style>
    <style:style style:name="ce107"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8" style:family="table-cell" style:parent-style-name="Excel_20_Built-in_20_Normal">
      <style:table-cell-properties style:text-align-source="fix" style:repeat-content="false"/>
      <style:paragraph-properties fo:text-align="center"/>
    </style:style>
    <style:style style:name="ce109" style:family="table-cell" style:parent-style-name="Excel_20_Built-in_20_Normal">
      <style:table-cell-properties fo:background-color="#ff0000" style:text-align-source="fix" style:repeat-content="false"/>
      <style:paragraph-properties fo:text-align="center"/>
    </style:style>
    <style:style style:name="ce110"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Excel_20_Built-in_20_Normal">
      <style:table-cell-properties fo:background-color="#ff0000"/>
    </style:style>
    <style:style style:name="ce112"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3"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4"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5" style:family="table-cell" style:parent-style-name="Excel_20_Built-in_20_Normal">
      <style:text-properties fo:font-weight="bold"/>
    </style:style>
    <style:style style:name="ce116"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Excel_20_Built-in_20_Normal">
      <style:table-cell-properties fo:background-color="#33ff99"/>
    </style:style>
    <style:style style:name="ce118" style:family="table-cell" style:parent-style-name="Default">
      <style:table-cell-properties fo:background-color="#33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6" table:default-cell-style-name="Excel_20_Built-in_20_Normal"/>
        <table:table-column table:style-name="co67" table:default-cell-style-name="ce101"/>
        <table:table-column table:style-name="co68" table:default-cell-style-name="ce101"/>
        <table:table-column table:style-name="co69" table:default-cell-style-name="ce106"/>
        <table:table-column table:style-name="co70" table:default-cell-style-name="ce108"/>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9" table:number-columns-repeated="1015" table:default-cell-style-name="Excel_20_Built-in_20_Normal"/>
        <table:table-row table:style-name="ro24">
          <table:table-cell table:style-name="ce97"/>
          <table:table-cell table:style-name="ce98" office:value-type="string">
            <text:p>GENUS</text:p>
          </table:table-cell>
          <table:table-cell table:style-name="ce98" office:value-type="string">
            <text:p>SPECIES</text:p>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table:table-cell table:style-name="ce97" table:number-columns-repeated="1016"/>
        </table:table-row>
        <table:table-row table:style-name="ro25">
          <table:table-cell table:style-name="ce97"/>
          <table:table-cell table:style-name="ce98" table:number-columns-repeated="2"/>
          <table:table-cell table:style-name="ce105"/>
          <table:table-cell table:style-name="ce107" table:number-columns-repeated="4"/>
          <table:table-cell table:style-name="ce97" table:number-columns-repeated="1016"/>
        </table:table-row>
        <table:table-row table:style-name="ro24">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style-name="Default"/>
          <table:table-cell table:number-columns-repeated="1015"/>
        </table:table-row>
        <table:table-row table:style-name="ro24">
          <table:table-cell/>
          <table:table-cell office:value-type="string">
            <text:p>Genus Aepyceros</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2"/>
          <table:table-cell table:style-name="Default"/>
          <table:table-cell table:number-columns-repeated="1015"/>
        </table:table-row>
        <table:table-row table:style-name="ro24">
          <table:table-cell/>
          <table:table-cell office:value-type="string">
            <text:p>Genus Ammodorcas</text:p>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13"/>
          <table:table-cell table:style-name="Default"/>
          <table:table-cell table:number-columns-repeated="1015"/>
        </table:table-row>
        <table:table-row table:style-name="ro24">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09" office:value-type="string">
            <text:p>Yes</text:p>
          </table:table-cell>
          <table:table-cell table:style-name="ce110" office:value-type="string">
            <text:p>Saudi Arabia </text:p>
          </table:table-cell>
          <table:table-cell table:number-columns-repeated="2"/>
          <table:table-cell table:style-name="Default"/>
          <table:table-cell table:number-columns-repeated="1015"/>
        </table:table-row>
        <table:table-row table:style-name="ro24">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2"/>
          <table:table-cell table:style-name="Default"/>
          <table:table-cell table:number-columns-repeated="1015"/>
        </table:table-row>
        <table:table-row table:style-name="ro24">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1018"/>
        </table:table-row>
        <table:table-row table:style-name="ro24">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1018"/>
        </table:table-row>
        <table:table-row table:style-name="ro24">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1018"/>
        </table:table-row>
        <table:table-row table:style-name="ro24">
          <table:table-cell/>
          <table:table-cell office:value-type="string">
            <text:p>Genus Litocranius</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1018"/>
        </table:table-row>
        <table:table-row table:style-name="ro24">
          <table:table-cell/>
          <table:table-cell office:value-type="string">
            <text:p>Genus Madoqua</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14"/>
          <table:table-cell table:number-columns-repeated="1016"/>
        </table:table-row>
        <table:table-row table:style-name="ro24">
          <table:table-cell/>
          <table:table-cell office:value-type="string">
            <text:p>Genus Nanger</text:p>
          </table:table-cell>
          <table:table-cell office:value-type="string">
            <text:p>Brooke's Duiker</text:p>
          </table:table-cell>
          <table:table-cell office:value-type="string">
            <text:p>X</text:p>
          </table:table-cell>
          <table:table-cell table:number-columns-repeated="1020"/>
        </table:table-row>
        <table:table-row table:style-name="ro24">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1018"/>
        </table:table-row>
        <table:table-row table:style-name="ro24">
          <table:table-cell/>
          <table:table-cell office:value-type="string">
            <text:p>Genus Oreotragus</text:p>
          </table:table-cell>
          <table:table-cell table:style-name="ce103"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table-cell office:value-type="string">
            <text:p>Genus Ourebia</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1018"/>
        </table:table-row>
        <table:table-row table:style-name="ro24">
          <table:table-cell/>
          <table:table-cell office:value-type="string">
            <text:p>Genus Philantomba</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1018"/>
        </table:table-row>
        <table:table-row table:style-name="ro24">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Redunca</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1018"/>
        </table:table-row>
        <table:table-row table:style-name="ro24">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1020"/>
        </table:table-row>
        <table:table-row table:style-name="ro24">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1018"/>
        </table:table-row>
        <table:table-row table:style-name="ro24">
          <table:table-cell/>
          <table:table-cell office:value-type="string">
            <text:p>Genus Tragelaphus</text:p>
          </table:table-cell>
          <table:table-cell office:value-type="string">
            <text:p>Genus Pelea</text:p>
          </table:table-cell>
          <table:table-cell office:value-type="string">
            <text:p>X</text:p>
          </table:table-cell>
          <table:table-cell table:number-columns-repeated="1020"/>
        </table:table-row>
        <table:table-row table:style-name="ro24">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1018"/>
        </table:table-row>
        <table:table-row table:style-name="ro24">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1018"/>
        </table:table-row>
        <table:table-row table:style-name="ro24">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Kéwel</text:p>
          </table:table-cell>
          <table:table-cell office:value-type="string">
            <text:p>X</text:p>
          </table:table-cell>
          <table:table-cell table:number-columns-repeated="1020"/>
        </table:table-row>
        <table:table-row table:style-name="ro24">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1018"/>
        </table:table-row>
        <table:table-row table:style-name="ro24">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1018"/>
        </table:table-row>
        <table:table-row table:style-name="ro24">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1018"/>
        </table:table-row>
        <table:table-row table:style-name="ro24">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number-columns-repeated="1016"/>
        </table:table-row>
        <table:table-row table:style-name="ro24">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Northern Grysbok</text:p>
          </table:table-cell>
          <table:table-cell office:value-type="string">
            <text:p>X</text:p>
          </table:table-cell>
          <table:table-cell table:number-columns-repeated="1020"/>
        </table:table-row>
        <table:table-row table:style-name="ro24">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14"/>
          <table:table-cell table:number-columns-repeated="1016"/>
        </table:table-row>
        <table:table-row table:style-name="ro24">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1018"/>
        </table:table-row>
        <table:table-row table:style-name="ro24">
          <table:table-cell table:number-columns-repeated="2"/>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1018"/>
        </table:table-row>
        <table:table-row table:style-name="ro24">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Ruwenzori Duiker </text:p>
          </table:table-cell>
          <table:table-cell office:value-type="string">
            <text:p>X</text:p>
          </table:table-cell>
          <table:table-cell table:number-columns-repeated="1020"/>
        </table:table-row>
        <table:table-row table:style-name="ro24">
          <table:table-cell table:number-columns-repeated="2"/>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1018"/>
        </table:table-row>
        <table:table-row table:style-name="ro24">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09" office:value-type="string">
            <text:p>Yes</text:p>
          </table:table-cell>
          <table:table-cell table:style-name="ce111" office:value-type="string">
            <text:p>Northern,Western,Central</text:p>
          </table:table-cell>
          <table:table-cell table:style-name="ce111" office:value-type="string">
            <text:p>EXTINCT</text:p>
          </table:table-cell>
          <table:table-cell table:style-name="ce111"/>
          <table:table-cell table:number-columns-repeated="1016"/>
        </table:table-row>
        <table:table-row table:style-name="ro24">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1018"/>
        </table:table-row>
        <table:table-row table:style-name="ro24">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outhern Grysbok</text:p>
          </table:table-cell>
          <table:table-cell office:value-type="string">
            <text:p>X</text:p>
          </table:table-cell>
          <table:table-cell table:number-columns-repeated="1020"/>
        </table:table-row>
        <table:table-row table:style-name="ro24">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1018"/>
        </table:table-row>
        <table:table-row table:style-name="ro24">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1018"/>
        </table:table-row>
        <table:table-row table:style-name="ro24">
          <table:table-cell table:number-columns-repeated="2"/>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Upemba Lechwe</text:p>
          </table:table-cell>
          <table:table-cell office:value-type="string">
            <text:p>X</text:p>
          </table:table-cell>
          <table:table-cell table:number-columns-repeated="1020"/>
        </table:table-row>
        <table:table-row table:style-name="ro24">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1018"/>
        </table:table-row>
        <table:table-row table:style-name="ro24">
          <table:table-cell table:number-columns-repeated="2"/>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1018"/>
        </table:table-row>
        <table:table-row table:style-name="ro24">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1018"/>
        </table:table-row>
        <table:table-row table:style-name="ro24">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4">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1024"/>
        </table:table-row>
        <table:table-row table:style-name="ro26">
          <table:table-cell table:number-columns-repeated="1024"/>
        </table:table-row>
        <table:table-row table:style-name="ro24">
          <table:table-cell table:style-name="ce98" office:value-type="string">
            <text:p>FEMALE PROGRESS</text:p>
          </table:table-cell>
          <table:table-cell table:style-name="ce98" office:value-type="string">
            <text:p>MALE PROGRESS</text:p>
          </table:table-cell>
          <table:table-cell table:style-name="ce98"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office:value-type="string">
            <text:p>LEVELS</text:p>
          </table:table-cell>
          <table:table-cell table:style-name="ce107" office:value-type="string">
            <text:p>LEVEL DISTRIBUTION</text:p>
          </table:table-cell>
          <table:table-cell table:style-name="ce97" table:number-columns-repeated="1015"/>
        </table:table-row>
        <table:table-row table:style-name="ro27">
          <table:table-cell table:number-columns-repeated="1024"/>
        </table:table-row>
        <table:table-row table:style-name="ro24">
          <table:table-cell table:style-name="ce99" office:value-type="string">
            <text:p>Females <text:s/>9/28</text:p>
          </table:table-cell>
          <table:table-cell table:style-name="ce102" office:value-type="string">
            <text:p>Males <text:s/>12/28</text:p>
          </table:table-cell>
          <table:table-cell office:value-type="string">
            <text:p>(Selected For Game)</text:p>
          </table:table-cell>
          <table:table-cell table:number-columns-repeated="2"/>
          <table:table-cell office:value-type="string">
            <text:p>** = No levels in region</text:p>
          </table:table-cell>
          <table:table-cell/>
          <table:table-cell table:style-name="ce108"/>
          <table:table-cell table:number-columns-repeated="1016"/>
        </table:table-row>
        <table:table-row table:style-name="ro28">
          <table:table-cell table:number-columns-repeated="2" table:style-name="ce100" office:value-type="string">
            <text:p>X</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Fachi Oasis</text:p>
          </table:table-cell>
          <table:table-cell table:number-columns-repeated="1015"/>
        </table:table-row>
        <table:table-row table:style-name="ro24">
          <table:table-cell table:style-name="ce101"/>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8" office:value-type="string">
            <text:p>Kiwengwa Pongwe Forest</text:p>
          </table:table-cell>
          <table:table-cell table:number-columns-repeated="1015"/>
        </table:table-row>
        <table:table-row table:style-name="ro24">
          <table:table-cell table:style-name="ce101"/>
          <table:table-cell table:style-name="ce100" office:value-type="string">
            <text:p>X</text:p>
          </table:table-cell>
          <table:table-cell table:style-name="ce103"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08" office:value-type="float" office:value="2">
            <text:p>2</text:p>
          </table:table-cell>
          <table:table-cell table:style-name="ce117" office:value-type="string">
            <text:p>Mahamba Gorge / Groenkloof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Circulos de Hadas / Mahamba Gorge / Kruger National Park / Ngorongoro Crater / Ol Tukai / Serengeti / Victoria Falls / Groenkloof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15" office:value-type="string">
            <text:p>Least Concern</text:p>
          </table:table-cell>
          <table:table-cell table:style-name="ce108" office:value-type="float" office:value="11">
            <text:p>11</text:p>
          </table:table-cell>
          <table:table-cell table:style-name="ce117" office:value-type="string">
            <text:p>Ngorongoro Crater / Serengeti / Bale Mountains National Park / <text:s/>Ez Zeraf / Ol Tukai / Tsavo East National Park / Manovo-Gounda / Bénoué / al-radom national park / Dandé / <text:s/>Singou Reserve /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08" office:value-type="float" office:value="2">
            <text:p>2</text:p>
          </table:table-cell>
          <table:table-cell table:style-name="ce117" office:value-type="string">
            <text:p>Gola Rainforest / Manovo-Gounda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16" office:value-type="string">
            <text:p>Vulnerable </text:p>
          </table:table-cell>
          <table:table-cell table:style-name="ce108" office:value-type="float" office:value="2">
            <text:p>2</text:p>
          </table:table-cell>
          <table:table-cell table:style-name="ce117" office:value-type="string">
            <text:p>Aït Benhaddou / Mount Issa /</text:p>
          </table:table-cell>
          <table:table-cell table:number-columns-repeated="1015"/>
        </table:table-row>
        <table:table-row table:style-name="ro28">
          <table:table-cell table:number-columns-repeated="2" table:style-name="ce100" office:value-type="string">
            <text:p>X</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3" office:value-type="string">
            <text:p>Critically Endangered </text:p>
          </table:table-cell>
          <table:table-cell table:style-name="ce108" office:value-type="float" office:value="3">
            <text:p>3</text:p>
          </table:table-cell>
          <table:table-cell table:style-name="ce117" office:value-type="string">
            <text:p>Aït Benhaddou / Fachi Oasis / Faya-Largeau /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16" office:value-type="string">
            <text:p>Vulnerable </text:p>
          </table:table-cell>
          <table:table-cell table:style-name="ce108" office:value-type="float" office:value="3">
            <text:p>3</text:p>
          </table:table-cell>
          <table:table-cell table:style-name="ce117" office:value-type="string">
            <text:p>Aït Benhaddou / Mount Issa / Fachi Oasis / </text:p>
          </table:table-cell>
          <table:table-cell table:number-columns-repeated="1015"/>
        </table:table-row>
        <table:table-row table:style-name="ro24">
          <table:table-cell table:style-name="ce101"/>
          <table:table-cell/>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15" office:value-type="string">
            <text:p>Least Concern</text:p>
          </table:table-cell>
          <table:table-cell table:style-name="ce108" office:value-type="float" office:value="3">
            <text:p>3</text:p>
          </table:table-cell>
          <table:table-cell table:style-name="ce117" office:value-type="string">
            <text:p>Dandé / Manovo-Gounda / Bénoué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Mahamba Gorge / Kruger National Park / Kundelungu / Ngorongoro Crater / Bale Mountains National Park / Tsavo East National Park / Victoria Falls / Ol Tukai / Groenkloof /</text:p>
          </table:table-cell>
          <table:table-cell table:number-columns-repeated="1015"/>
        </table:table-row>
        <table:table-row table:style-name="ro24">
          <table:table-cell table:style-name="ce101"/>
          <table:table-cell/>
          <table:table-cell table:style-name="ce103"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Tsavo East National Park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Kruger National Park / Ngorongoro Crater / Serengeti / Victoria Falls / Ol Tukai / Tsavo East National Park / Kundelungu / Groenkloof /</text:p>
          </table:table-cell>
          <table:table-cell table:number-columns-repeated="1015"/>
        </table:table-row>
        <table:table-row table:style-name="ro24">
          <table:table-cell table:style-name="ce101"/>
          <table:table-cell/>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10">
            <text:p>10</text:p>
          </table:table-cell>
          <table:table-cell table:style-name="ce117" office:value-type="string">
            <text:p>Circulos de Hadas / Mahamba Gorge / Kruger National Park / Kundelungu / Pungo Andongo / Ngorongoro Crater / Bale Mountains National Park / Serengeti / Victoria Falls / Ol Tukai / </text:p>
          </table:table-cell>
          <table:table-cell table:number-columns-repeated="1015"/>
        </table:table-row>
        <table:table-row table:style-name="ro24">
          <table:table-cell table:style-name="ce101"/>
          <table:table-cell/>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Bale Mountains National Park /</text:p>
          </table:table-cell>
          <table:table-cell table:number-columns-repeated="1015"/>
        </table:table-row>
        <table:table-row table:style-name="ro24">
          <table:table-cell table:style-name="ce101"/>
          <table:table-cell/>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Ez Zeraf / </text:p>
          </table:table-cell>
          <table:table-cell table:number-columns-repeated="1015"/>
        </table:table-row>
        <table:table-row table:style-name="ro24">
          <table:table-cell table:style-name="ce101"/>
          <table:table-cell/>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15" office:value-type="string">
            <text:p>Least Concern</text:p>
          </table:table-cell>
          <table:table-cell table:style-name="ce108" office:value-type="float" office:value="14">
            <text:p>14</text:p>
          </table:table-cell>
          <table:table-cell table:style-name="ce117" office:value-type="string">
            <text:p>Al-Radom National Park / Dandé / <text:s/>Singou Reserve / Mahamba Gorge / Ngorongoro Crater / Bale Mountains National Park / <text:s/>Ez Zeraf / <text:s/>Serengeti / Victoria Falls / Tsavo East National Park / Kundelungu / Manovo-Gounda / Pungo Andongo / Bénoué /</text:p>
          </table:table-cell>
          <table:table-cell table:number-columns-repeated="1015"/>
        </table:table-row>
        <table:table-row table:style-name="ro24">
          <table:table-cell table:style-name="ce101"/>
          <table:table-cell/>
          <table:table-cell table:style-name="ce103"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Victoria Falls / Kundelungu / Pungo Andongo /</text:p>
          </table:table-cell>
          <table:table-cell table:number-columns-repeated="1015"/>
        </table:table-row>
        <table:table-row table:style-name="ro24">
          <table:table-cell table:style-name="ce101"/>
          <table:table-cell/>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16" office:value-type="string">
            <text:p>Vulnerable </text:p>
          </table:table-cell>
          <table:table-cell table:style-name="ce108" office:value-type="float" office:value="3">
            <text:p>3</text:p>
          </table:table-cell>
          <table:table-cell table:style-name="ce117" office:value-type="string">
            <text:p>Al-Radom National Park / / <text:s/>Singou Reserve / Manovo-Gounda /</text:p>
          </table:table-cell>
          <table:table-cell table:number-columns-repeated="1015"/>
        </table:table-row>
        <table:table-row table:style-name="ro24">
          <table:table-cell table:style-name="ce101"/>
          <table:table-cell/>
          <table:table-cell table:style-name="ce103"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15" office:value-type="string">
            <text:p>Least Concern</text:p>
          </table:table-cell>
          <table:table-cell table:style-name="ce108" office:value-type="float" office:value="13">
            <text:p>13</text:p>
          </table:table-cell>
          <table:table-cell table:style-name="ce117" office:value-type="string">
            <text:p>Al-Radom National Park / Dandé / <text:s/>Singou Reserve / Kruger National Park / Kundelungu / Manovo-Gounda / Bénoué / Ngorongoro Crater / Serengeti / Victoria Falls / Ol Tukai / Tsavo East National Park / Mahamba Gorge / Groenkloof /</text:p>
          </table:table-cell>
          <table:table-cell table:number-columns-repeated="1015"/>
        </table:table-row>
        <table:table-row table:style-name="ro24">
          <table:table-cell table:style-name="ce101"/>
          <table:table-cell table:style-name="ce100" office:value-type="string">
            <text:p>X</text:p>
          </table:table-cell>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15" office:value-type="string">
            <text:p>Least Concern</text:p>
          </table:table-cell>
          <table:table-cell table:style-name="ce108" office:value-type="float" office:value="11">
            <text:p>11</text:p>
          </table:table-cell>
          <table:table-cell table:style-name="ce117" office:value-type="string">
            <text:p>Al-Radom National Park / Dandé / <text:s/>Singou Reserve / Kruger National Park / Ez Zeraf / <text:s/>Serengeti / Victoria Falls / Kundelungu / Manovo-Gounda / Pungo Andongo / Bénoué /</text:p>
          </table:table-cell>
          <table:table-cell table:number-columns-repeated="1015"/>
        </table:table-row>
        <table:table-row table:style-name="ro24">
          <table:table-cell table:style-name="ce101"/>
          <table:table-cell/>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15" office:value-type="string">
            <text:p>Least Concern</text:p>
          </table:table-cell>
          <table:table-cell table:style-name="ce108" office:value-type="float" office:value="6">
            <text:p>6</text:p>
          </table:table-cell>
          <table:table-cell table:style-name="ce117" office:value-type="string">
            <text:p>Kruger National Park / Kundelungu / Pungo Andongo / Victoria Falls / Tsavo East National Park / Groenkloof /</text:p>
          </table:table-cell>
          <table:table-cell table:number-columns-repeated="1015"/>
        </table:table-row>
        <table:table-row table:style-name="ro24">
          <table:table-cell table:style-name="ce101"/>
          <table:table-cell/>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2" office:value-type="string">
            <text:p>Endangered </text:p>
          </table:table-cell>
          <table:table-cell table:style-name="ce108" office:value-type="float" office:value="3">
            <text:p>3</text:p>
          </table:table-cell>
          <table:table-cell table:style-name="ce117" office:value-type="string">
            <text:p>Mount Issa / Fachi Oasis / Faya-Largeau /</text:p>
          </table:table-cell>
          <table:table-cell table:number-columns-repeated="1015"/>
        </table:table-row>
        <table:table-row table:style-name="ro24">
          <table:table-cell table:style-name="ce101"/>
          <table:table-cell/>
          <table:table-cell table:style-name="ce103"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15" office:value-type="string">
            <text:p>Least Concern</text:p>
          </table:table-cell>
          <table:table-cell table:style-name="ce108" office:value-type="float" office:value="5">
            <text:p>5</text:p>
          </table:table-cell>
          <table:table-cell table:style-name="ce118" office:value-type="string">
            <text:p>Kruger National Park / Kiwengwa Pongwe Forest / Ngorongoro Crater / Tsavo East National Park / Ol Tukai / </text:p>
          </table:table-cell>
          <table:table-cell table:style-name="Default" table:number-columns-repeated="1015"/>
        </table:table-row>
        <table:table-row table:style-name="ro24">
          <table:table-cell table:style-name="ce101"/>
          <table:table-cell/>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Ngorongoro Crater / Serengeti / Ol Tukai / </text:p>
          </table:table-cell>
          <table:table-cell table:number-columns-repeated="1015"/>
        </table:table-row>
        <table:table-row table:style-name="ro24">
          <table:table-cell table:style-name="ce101"/>
          <table:table-cell table:style-name="ce100" office:value-type="string">
            <text:p>X</text:p>
          </table:table-cell>
          <table:table-cell table:style-name="ce103"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Singou Reserve / Kruger National Park / Manovo-Gounda / Bénoué / Serengeti / <text:s/>Ez Zeraf / <text:s/>Victoria Falls /</text:p>
          </table:table-cell>
          <table:table-cell table:number-columns-repeated="1015"/>
        </table:table-row>
        <table:table-row table:style-name="ro24">
          <table:table-cell table:style-name="ce101"/>
          <table:table-cell/>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15" office:value-type="string">
            <text:p>Least Concern</text:p>
          </table:table-cell>
          <table:table-cell table:style-name="ce108" office:value-type="float" office:value="16">
            <text:p>16</text:p>
          </table:table-cell>
          <table:table-cell table:style-name="ce117" office:value-type="string">
            <text:p>Al-Radom National Park / Dandé / <text:s/>Singou Reserve / Mahamba Gorge / Kruger National Park / Ngorongoro Crater / Ez Zeraf / <text:s/>Serengeti / Victoria Falls / Ol Tukai / Serengeti / Tsavo East National Park / Kundelungu / Manovo-Gounda / Pungo Andongo / Bénoué /</text:p>
          </table:table-cell>
          <table:table-cell table:number-columns-repeated="1015"/>
        </table:table-row>
        <table:table-row table:style-name="ro24">
          <table:table-cell table:style-name="ce101"/>
          <table:table-cell/>
          <table:table-cell table:style-name="ce103"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16" office:value-type="string">
            <text:p>Vulnerable </text:p>
          </table:table-cell>
          <table:table-cell table:style-name="ce108" office:value-type="float" office:value="1">
            <text:p>1</text:p>
          </table:table-cell>
          <table:table-cell table:style-name="ce117" office:value-type="string">
            <text:p>Gola Rainforest / </text:p>
          </table:table-cell>
          <table:table-cell table:style-name="Default" table:number-columns-repeated="1015"/>
        </table:table-row>
        <table:table-row table:style-name="ro29">
          <table:table-cell table:style-name="Default" table:number-columns-repeated="1024"/>
        </table:table-row>
        <table:table-row table:style-name="ro24" table:number-rows-repeated="3">
          <table:table-cell table:number-columns-repeated="1024"/>
        </table:table-row>
        <table:table-row table:style-name="ro24">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1020"/>
        </table:table-row>
        <table:table-row table:style-name="ro24" table:number-rows-repeated="3">
          <table:table-cell table:number-columns-repeated="1024"/>
        </table:table-row>
        <table:table-row table:style-name="ro24">
          <table:table-cell/>
          <table:table-cell table:style-name="Excel_20_Built-in_20_Normal" office:value-type="string">
            <text:p>Southern</text:p>
          </table:table-cell>
          <table:table-cell table:style-name="ce104" office:value-type="float" office:value="12">
            <text:p>12</text:p>
          </table:table-cell>
          <table:table-cell table:number-columns-repeated="1021"/>
        </table:table-row>
        <table:table-row table:style-name="ro24">
          <table:table-cell/>
          <table:table-cell table:style-name="Excel_20_Built-in_20_Normal" office:value-type="string">
            <text:p>Western</text:p>
          </table:table-cell>
          <table:table-cell table:style-name="ce104" office:value-type="float" office:value="15">
            <text:p>15</text:p>
          </table:table-cell>
          <table:table-cell table:number-columns-repeated="1021"/>
        </table:table-row>
        <table:table-row table:style-name="ro24">
          <table:table-cell/>
          <table:table-cell table:style-name="Excel_20_Built-in_20_Normal" office:value-type="string">
            <text:p>Northern</text:p>
          </table:table-cell>
          <table:table-cell table:style-name="ce104" office:value-type="float" office:value="10">
            <text:p>10</text:p>
          </table:table-cell>
          <table:table-cell table:number-columns-repeated="1021"/>
        </table:table-row>
        <table:table-row table:style-name="ro24">
          <table:table-cell/>
          <table:table-cell table:style-name="Excel_20_Built-in_20_Normal" office:value-type="string">
            <text:p>Eastern</text:p>
          </table:table-cell>
          <table:table-cell table:style-name="ce104" office:value-type="float" office:value="18">
            <text:p>18</text:p>
          </table:table-cell>
          <table:table-cell table:number-columns-repeated="1021"/>
        </table:table-row>
        <table:table-row table:style-name="ro24">
          <table:table-cell/>
          <table:table-cell table:style-name="Excel_20_Built-in_20_Normal" office:value-type="string">
            <text:p>Central</text:p>
          </table:table-cell>
          <table:table-cell table:style-name="ce104" office:value-type="float" office:value="17">
            <text:p>17</text:p>
          </table:table-cell>
          <table:table-cell table:number-columns-repeated="1021"/>
        </table:table-row>
        <table:table-row table:style-name="ro24" table:number-rows-repeated="1048451">
          <table:table-cell table:number-columns-repeated="1024"/>
        </table:table-row>
        <table:table-row table:style-name="ro24">
          <table:table-cell table:number-columns-repeated="1024"/>
        </table:table-row>
      </table:table>
      <table:table table:name="Card count" table:style-name="ta3" table:print="false">
        <table:table-column table:style-name="co19" table:default-cell-style-name="ce32"/>
        <table:table-column table:style-name="co20" table:default-cell-style-name="ce32"/>
        <table:table-column table:style-name="co21" table:default-cell-style-name="ce32"/>
        <table:table-column table:style-name="co22" table:number-columns-repeated="1021" table:default-cell-style-name="ce32"/>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3"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3" table:default-cell-style-name="ce34"/>
        <table:table-column table:style-name="co24" table:default-cell-style-name="ce34"/>
        <table:table-column table:style-name="co25" table:default-cell-style-name="ce34"/>
        <table:table-column table:style-name="co26" table:default-cell-style-name="ce34"/>
        <table:table-column table:style-name="co27" table:default-cell-style-name="ce34"/>
        <table:table-column table:style-name="co28" table:default-cell-style-name="ce37"/>
        <table:table-column table:style-name="co29" table:default-cell-style-name="ce34"/>
        <table:table-column table:style-name="co30" table:default-cell-style-name="ce34"/>
        <table:table-column table:style-name="co31" table:default-cell-style-name="ce34"/>
        <table:table-column table:style-name="co32" table:default-cell-style-name="ce2"/>
        <table:table-column table:style-name="co33" table:default-cell-style-name="ce34"/>
        <table:table-column table:style-name="co22" table:default-cell-style-name="ce34"/>
        <table:table-column table:style-name="co34" table:default-cell-style-name="ce51"/>
        <table:table-column table:style-name="co35" table:default-cell-style-name="ce2"/>
        <table:table-column table:style-name="co22"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4"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4"/>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2" office:value-type="string">
            <text:p>A to Z Textile Mills LTD.</text:p>
          </table:table-cell>
          <table:table-cell table:style-name="ce37" office:value-type="string">
            <text:p>Attachment</text:p>
          </table:table-cell>
          <table:table-cell table:style-name="ce37"/>
          <table:table-cell table:style-name="ce52"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2" office:value-type="string">
            <text:p>Gibbs Farm Lodge</text:p>
          </table:table-cell>
          <table:table-cell table:style-name="ce37" office:value-type="string">
            <text:p>Attachment</text:p>
          </table:table-cell>
          <table:table-cell table:style-name="ce37"/>
          <table:table-cell table:style-name="ce53"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Business</text:p>
          </table:table-cell>
          <table:table-cell table:style-name="ce42" office:value-type="string">
            <text:p>Ngornongoro Farmhouse Lodge</text:p>
          </table:table-cell>
          <table:table-cell table:style-name="ce37" office:value-type="string">
            <text:p>Attachment</text:p>
          </table:table-cell>
          <table:table-cell table:style-name="ce37"/>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5" table:number-columns-repeated="3"/>
          <table:table-cell table:style-name="ce35" office:value-type="float" office:value="2">
            <text:p>2</text:p>
          </table:table-cell>
          <table:table-cell office:value-type="string">
            <text:p>Tanzania</text:p>
          </table:table-cell>
          <table:table-cell table:style-name="ce38" office:value-type="string">
            <text:p>Arusha</text:p>
          </table:table-cell>
          <table:table-cell table:style-name="ce38" office:value-type="string">
            <text:p>Arusha</text:p>
          </table:table-cell>
          <table:table-cell table:style-name="ce35"/>
          <table:table-cell table:style-name="ce35"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text:span><text:span text:style-name="T3">cityDistrict Capital - confirm </text:span><text:span text:style-name="T3">seaport cityDistrict Capital - </text:span><text:span text:style-name="T3">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2" office:value-type="string">
            <text:p>Engaruka Basin Soda Ash Project</text:p>
          </table:table-cell>
          <table:table-cell table:style-name="ce37" office:value-type="string">
            <text:p>Property</text:p>
          </table:table-cell>
          <table:table-cell table:style-name="ce37"/>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5" table:number-columns-repeated="3"/>
          <table:table-cell table:style-name="ce35" office:value-type="float" office:value="2">
            <text:p>2</text:p>
          </table:table-cell>
          <table:table-cell office:value-type="string">
            <text:p>Tanzania</text:p>
          </table:table-cell>
          <table:table-cell table:style-name="ce39" office:value-type="string">
            <text:p>Arusha</text:p>
          </table:table-cell>
          <table:table-cell table:style-name="ce35" office:value-type="string">
            <text:p>Karatu</text:p>
          </table:table-cell>
          <table:table-cell table:style-name="ce35"/>
          <table:table-cell table:style-name="ce35"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Paleoanthropology Site</text:p>
          </table:table-cell>
          <table:table-cell table:style-name="ce42" office:value-type="string">
            <text:p>Laetoli Footprints</text:p>
          </table:table-cell>
          <table:table-cell table:style-name="ce37" office:value-type="string">
            <text:p>Property</text:p>
          </table:table-cell>
          <table:table-cell table:style-name="ce37"/>
          <table:table-cell table:style-name="ce53"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3" office:value-type="string">
            <text:p>Lake Magadi</text:p>
          </table:table-cell>
          <table:table-cell table:style-name="ce37" office:value-type="string">
            <text:p>Property</text:p>
          </table:table-cell>
          <table:table-cell table:style-name="ce37"/>
          <table:table-cell table:style-name="ce54"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4" office:value-type="string">
            <text:p>Loliondo</text:p>
          </table:table-cell>
          <table:table-cell table:style-name="ce37"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5"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Conservation Area</text:p>
          </table:table-cell>
          <table:table-cell table:style-name="ce42"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Geologic Feature</text:p>
          </table:table-cell>
          <table:table-cell table:style-name="ce46" office:value-type="string">
            <text:p>Ngorongoro Crater</text:p>
          </table:table-cell>
          <table:table-cell table:style-name="ce37" office:value-type="string">
            <text:p>Property</text:p>
          </table:table-cell>
          <table:table-cell table:style-name="ce37" office:value-type="float" office:value="15">
            <text:p>15</text:p>
          </table:table-cell>
          <table:table-cell office:value-type="string">
            <text:p>Largest, unflooded, unbroken caldera in the world</text:p>
          </table:table-cell>
          <table:table-cell table:style-name="ce37" office:value-type="string">
            <text:p>Considered on of the seven natural wonders of Africa.</text:p>
          </table:table-cell>
          <table:table-cell table:number-columns-repeated="1010"/>
        </table:table-row>
        <table:table-row table:style-name="ro1">
          <table:table-cell table:style-name="ce36" office:value-type="float" office:value="-2.76335">
            <text:p>-2.76335</text:p>
          </table:table-cell>
          <table:table-cell table:style-name="ce36" office:value-type="string">
            <text:p> 35.91434</text:p>
          </table:table-cell>
          <table:table-cell table:style-name="ce36" office:value-type="string">
            <text:p> 2962 m</text:p>
          </table:table-cell>
          <table:table-cell table:style-name="ce36"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7" office:value-type="string">
            <text:p>Ol Doinyo Lengai (Mountain of God)</text:p>
          </table:table-cell>
          <table:table-cell table:style-name="ce37" office:value-type="string">
            <text:p>Property</text:p>
          </table:table-cell>
          <table:table-cell table:style-name="ce37"/>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2" office:value-type="string">
            <text:p>Olduvai Gorge (Cradle of Mankind)</text:p>
          </table:table-cell>
          <table:table-cell table:style-name="ce37" office:value-type="string">
            <text:p>Property</text:p>
          </table:table-cell>
          <table:table-cell table:style-name="ce37"/>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8"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4"/>
          <table:table-cell table:style-name="ce48"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4"/>
          <table:table-cell table:style-name="ce48"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2" office:value-type="string">
            <text:p>Bidco Oil &amp; Soap Co.</text:p>
          </table:table-cell>
          <table:table-cell table:style-name="ce37" office:value-type="string">
            <text:p>Property</text:p>
          </table:table-cell>
          <table:table-cell table:style-name="ce37"/>
          <table:table-cell office:value-type="string">
            <text:p>Bidco is the largest East African marketer in edible oils, margarine, baking powder, soaps and detergents.</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0"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2" office:value-type="string">
            <text:p>Kilimanjaro Plantation - coffee</text:p>
          </table:table-cell>
          <table:table-cell table:style-name="ce37" office:value-type="string">
            <text:p>Property</text:p>
          </table:table-cell>
          <table:table-cell table:style-name="ce37"/>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4" office:value-type="string">
            <text:p>Kilimanjaro</text:p>
          </table:table-cell>
          <table:table-cell office:value-type="string">
            <text:p>Rombo</text:p>
          </table:table-cell>
          <table:table-cell/>
          <table:table-cell office:value-type="string">
            <text:p>Geologic Feature</text:p>
          </table:table-cell>
          <table:table-cell table:style-name="ce49"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7"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6" office:value-type="string">
            <text:p>Serengeti Natural Park</text:p>
          </table:table-cell>
          <table:table-cell office:value-type="string">
            <text:p>Property</text:p>
          </table:table-cell>
          <table:table-cell office:value-type="float" office:value="15">
            <text:p>15</text:p>
          </table:table-cell>
          <table:table-cell/>
          <table:table-cell table:style-name="ce37"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5" table:number-columns-repeated="4"/>
          <table:table-cell office:value-type="string">
            <text:p>Tanzania</text:p>
          </table:table-cell>
          <table:table-cell office:value-type="string">
            <text:p>Mara</text:p>
          </table:table-cell>
          <table:table-cell office:value-type="string">
            <text:p>Serengeti</text:p>
          </table:table-cell>
          <table:table-cell table:style-name="ce35"/>
          <table:table-cell table:style-name="ce35"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41" office:value-type="string">
            <text:p>Shinyanga</text:p>
          </table:table-cell>
          <table:table-cell table:number-columns-repeated="2"/>
          <table:table-cell office:value-type="string">
            <text:p>Business</text:p>
          </table:table-cell>
          <table:table-cell table:style-name="ce42" office:value-type="string">
            <text:p>Williamson Diamond Mine</text:p>
          </table:table-cell>
          <table:table-cell table:style-name="ce37" office:value-type="string">
            <text:p>Property</text:p>
          </table:table-cell>
          <table:table-cell table:style-name="ce37"/>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style-name="ce35" office:value-type="float" office:value="-5.0888751">
            <text:p>-5.0888751</text:p>
          </table:table-cell>
          <table:table-cell table:style-name="ce35" office:value-type="float" office:value="39.1023228">
            <text:p>39.1023228</text:p>
          </table:table-cell>
          <table:table-cell table:style-name="ce35" office:value-type="string">
            <text:p>35 m</text:p>
          </table:table-cell>
          <table:table-cell table:style-name="ce35"/>
          <table:table-cell office:value-type="string">
            <text:p>Tanzania</text:p>
          </table:table-cell>
          <table:table-cell table:style-name="ce39" office:value-type="string">
            <text:p>Tanga</text:p>
          </table:table-cell>
          <table:table-cell table:style-name="ce35" table:number-columns-repeated="2"/>
          <table:table-cell table:style-name="ce35"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Jubilee Reef Lithium Project</text:p>
          </table:table-cell>
          <table:table-cell table:style-name="ce37" office:value-type="string">
            <text:p>Property</text:p>
          </table:table-cell>
          <table:table-cell table:style-name="ce37"/>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atani Ltd - sisal</text:p>
          </table:table-cell>
          <table:table-cell table:style-name="ce37" office:value-type="string">
            <text:p>Property</text:p>
          </table:table-cell>
          <table:table-cell table:style-name="ce37"/>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idichi Spice Farm</text:p>
          </table:table-cell>
          <table:table-cell table:style-name="ce37" office:value-type="string">
            <text:p>Property</text:p>
          </table:table-cell>
          <table:table-cell table:style-name="ce37"/>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8"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Natron Soda Ash Project</text:p>
          </table:table-cell>
          <table:table-cell table:style-name="ce37" office:value-type="string">
            <text:p>Property</text:p>
          </table:table-cell>
          <table:table-cell table:style-name="ce37"/>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Victoria Mining Company</text:p>
          </table:table-cell>
          <table:table-cell table:style-name="ce37" office:value-type="string">
            <text:p>Property</text:p>
          </table:table-cell>
          <table:table-cell table:style-name="ce37"/>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7" office:value-type="string">
            <text:p>Property</text:p>
          </table:table-cell>
          <table:table-cell table:style-name="ce37"/>
          <table:table-cell table:style-name="ce53"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SFI Tanzania - sisal</text:p>
          </table:table-cell>
          <table:table-cell table:style-name="ce37" office:value-type="string">
            <text:p>Property</text:p>
          </table:table-cell>
          <table:table-cell table:style-name="ce37"/>
          <table:table-cell table:style-name="ce53"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Tanzania Electric Supply Company</text:p>
          </table:table-cell>
          <table:table-cell table:style-name="ce37" office:value-type="string">
            <text:p>Property</text:p>
          </table:table-cell>
          <table:table-cell table:style-name="ce37"/>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1">
          <table:table-cell table:number-columns-repeated="9"/>
          <table:table-cell table:style-name="ce50"/>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6" table:default-cell-style-name="ce48"/>
        <table:table-column table:style-name="co37" table:default-cell-style-name="Excel_20_Built-in_20_Normal"/>
        <table:table-column table:style-name="co20"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37" table:default-cell-style-name="Excel_20_Built-in_20_Normal"/>
        <table:table-column table:style-name="co9" table:number-columns-repeated="2" table:default-cell-style-name="Excel_20_Built-in_20_Normal"/>
        <table:table-column table:style-name="co41" table:default-cell-style-name="Excel_20_Built-in_20_Normal"/>
        <table:table-column table:style-name="co21" table:default-cell-style-name="Excel_20_Built-in_20_Normal"/>
        <table:table-column table:style-name="co37" table:default-cell-style-name="ce57"/>
        <table:table-column table:style-name="co42" table:default-cell-style-name="Excel_20_Built-in_20_Normal"/>
        <table:table-column table:style-name="co9" table:number-columns-repeated="3" table:default-cell-style-name="Excel_20_Built-in_20_Normal"/>
        <table:table-column table:style-name="co24" table:default-cell-style-name="Excel_20_Built-in_20_Normal"/>
        <table:table-column table:style-name="co43" table:default-cell-style-name="Excel_20_Built-in_20_Normal"/>
        <table:table-column table:style-name="co9" table:number-columns-repeated="1006" table:default-cell-style-name="Excel_20_Built-in_20_Normal"/>
        <table:table-row table:style-name="ro2">
          <table:table-cell table:style-name="ce47" office:value-type="string">
            <text:p>conservation area</text:p>
          </table:table-cell>
          <table:table-cell office:value-type="string">
            <text:p>administrator</text:p>
          </table:table-cell>
          <table:table-cell table:style-name="ce47" office:value-type="string">
            <text:p>conservation area</text:p>
          </table:table-cell>
          <table:table-cell office:value-type="string">
            <text:p>administrator</text:p>
          </table:table-cell>
          <table:table-cell/>
          <table:table-cell table:style-name="ce48" office:value-type="string">
            <text:p>plantation (big ag)</text:p>
          </table:table-cell>
          <table:table-cell office:value-type="string">
            <text:p>administrator</text:p>
          </table:table-cell>
          <table:table-cell table:style-name="ce48"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49" office:value-type="string">
            <text:p>Airport</text:p>
          </table:table-cell>
          <table:table-cell/>
          <table:table-cell table:style-name="ce49" office:value-type="string">
            <text:p>Airport</text:p>
          </table:table-cell>
          <table:table-cell table:style-name="ce49"/>
          <table:table-cell/>
          <table:table-cell table:style-name="ce49"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4"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4" office:value-type="float" office:value="5">
            <text:p>5</text:p>
          </table:table-cell>
          <table:table-cell table:style-name="ce49"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8" office:value-type="string">
            <text:p>Black Rhinoceros</text:p>
          </table:table-cell>
          <table:table-cell table:style-name="ce48" office:value-type="float" office:value="1">
            <text:p>1</text:p>
          </table:table-cell>
          <table:table-cell table:style-name="ce58" office:value-type="float" office:value="15">
            <text:p>15</text:p>
          </table:table-cell>
          <table:table-cell table:style-name="ce49"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49" office:value-type="string">
            <text:p>Camp Site</text:p>
          </table:table-cell>
          <table:table-cell/>
          <table:table-cell table:style-name="ce49" office:value-type="string">
            <text:p>Camp Site</text:p>
          </table:table-cell>
          <table:table-cell table:style-name="ce49"/>
          <table:table-cell/>
          <table:table-cell table:style-name="ce49"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4" office:value-type="float" office:value="5">
            <text:p>5</text:p>
          </table:table-cell>
          <table:table-cell table:style-name="ce49"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49" office:value-type="string">
            <text:p>churches</text:p>
          </table:table-cell>
          <table:table-cell/>
          <table:table-cell table:style-name="ce49" office:value-type="string">
            <text:p>churches</text:p>
          </table:table-cell>
          <table:table-cell table:style-name="ce49"/>
          <table:table-cell table:number-columns-repeated="4"/>
          <table:table-cell table:style-name="ce48" office:value-type="string">
            <text:p>Cheetah</text:p>
          </table:table-cell>
          <table:table-cell table:style-name="ce48" office:value-type="float" office:value="1">
            <text:p>1</text:p>
          </table:table-cell>
          <table:table-cell table:style-name="ce34" office:value-type="float" office:value="10">
            <text:p>10</text:p>
          </table:table-cell>
          <table:table-cell table:style-name="ce49"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6" office:value-type="string">
            <text:p>doctor</text:p>
          </table:table-cell>
          <table:table-cell office:value-type="float" office:value="1">
            <text:p>1</text:p>
          </table:table-cell>
          <table:table-cell table:style-name="ce34" office:value-type="float" office:value="5">
            <text:p>5</text:p>
          </table:table-cell>
          <table:table-cell table:style-name="ce49"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49" office:value-type="string">
            <text:p>court house</text:p>
          </table:table-cell>
          <table:table-cell/>
          <table:table-cell table:style-name="ce49" office:value-type="string">
            <text:p>court house</text:p>
          </table:table-cell>
          <table:table-cell table:style-name="ce49"/>
          <table:table-cell table:number-columns-repeated="4"/>
          <table:table-cell table:style-name="ce2" office:value-type="string">
            <text:p>field worker</text:p>
          </table:table-cell>
          <table:table-cell office:value-type="float" office:value="1">
            <text:p>1</text:p>
          </table:table-cell>
          <table:table-cell table:style-name="ce34"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5" office:value-type="string">
            <text:p>Meserani Snake Park</text:p>
          </table:table-cell>
          <table:table-cell table:style-name="ce49" office:value-type="string">
            <text:p>dams</text:p>
          </table:table-cell>
          <table:table-cell/>
          <table:table-cell table:style-name="ce49" office:value-type="string">
            <text:p>dams</text:p>
          </table:table-cell>
          <table:table-cell table:style-name="ce49"/>
          <table:table-cell table:number-columns-repeated="4"/>
          <table:table-cell office:value-type="string">
            <text:p>ge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8" office:value-type="string">
            <text:p>Great Migration</text:p>
          </table:table-cell>
          <table:table-cell table:style-name="ce48" office:value-type="float" office:value="1">
            <text:p>1</text:p>
          </table:table-cell>
          <table:table-cell table:style-name="ce58"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4"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4"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49" office:value-type="string">
            <text:p>firehouses</text:p>
          </table:table-cell>
          <table:table-cell/>
          <table:table-cell table:style-name="ce49" office:value-type="string">
            <text:p>firehouses</text:p>
          </table:table-cell>
          <table:table-cell table:style-name="ce49"/>
          <table:table-cell table:number-columns-repeated="4"/>
          <table:table-cell office:value-type="string">
            <text:p>Lion</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49" office:value-type="string">
            <text:p>government building</text:p>
          </table:table-cell>
          <table:table-cell/>
          <table:table-cell table:style-name="ce49" office:value-type="string">
            <text:p>government building</text:p>
          </table:table-cell>
          <table:table-cell table:style-name="ce49"/>
          <table:table-cell table:number-columns-repeated="4"/>
          <table:table-cell office:value-type="string">
            <text:p>photographer</text:p>
          </table:table-cell>
          <table:table-cell table:style-name="ce2" office:value-type="float" office:value="1">
            <text:p>1</text:p>
          </table:table-cell>
          <table:table-cell table:style-name="ce34"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49" office:value-type="string">
            <text:p>hotel</text:p>
          </table:table-cell>
          <table:table-cell/>
          <table:table-cell table:style-name="ce49" office:value-type="string">
            <text:p>hotel</text:p>
          </table:table-cell>
          <table:table-cell table:style-name="ce49"/>
          <table:table-cell table:number-columns-repeated="4"/>
          <table:table-cell table:style-name="ce4" office:value-type="string">
            <text:p>poacher</text:p>
          </table:table-cell>
          <table:table-cell table:style-name="ce2" office:value-type="float" office:value="3">
            <text:p>3</text:p>
          </table:table-cell>
          <table:table-cell table:style-name="ce34"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4"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4" office:value-type="float" office:value="10">
            <text:p>10</text:p>
          </table:table-cell>
          <table:table-cell table:number-columns-repeated="1012"/>
        </table:table-row>
        <table:table-row table:style-name="ro2">
          <table:table-cell/>
          <table:table-cell table:style-name="ce49" office:value-type="string">
            <text:p>libraries</text:p>
          </table:table-cell>
          <table:table-cell/>
          <table:table-cell table:style-name="ce49" office:value-type="string">
            <text:p>libraries</text:p>
          </table:table-cell>
          <table:table-cell table:style-name="ce49"/>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49" office:value-type="string">
            <text:p>lodge</text:p>
          </table:table-cell>
          <table:table-cell/>
          <table:table-cell table:style-name="ce49" office:value-type="string">
            <text:p>lodge</text:p>
          </table:table-cell>
          <table:table-cell table:style-name="ce49"/>
          <table:table-cell table:number-columns-repeated="4"/>
          <table:table-cell office:value-type="string">
            <text:p>terrorist</text:p>
          </table:table-cell>
          <table:table-cell table:style-name="ce2" office:value-type="float" office:value="1">
            <text:p>1</text:p>
          </table:table-cell>
          <table:table-cell table:style-name="ce34"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4"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49"/>
          <table:table-cell table:style-name="ce49" table:formula="of:=SUM([.K1:.K33])" office:value-type="float" office:value="42">
            <text:p>42</text:p>
          </table:table-cell>
          <table:table-cell table:style-name="ce58"/>
          <table:table-cell table:number-columns-repeated="1012"/>
        </table:table-row>
        <table:table-row table:style-name="ro2">
          <table:table-cell/>
          <table:table-cell table:style-name="ce49" office:value-type="string">
            <text:p>newspapers </text:p>
          </table:table-cell>
          <table:table-cell/>
          <table:table-cell table:style-name="ce49" office:value-type="string">
            <text:p>newspapers </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police station</text:p>
          </table:table-cell>
          <table:table-cell/>
          <table:table-cell table:style-name="ce49" office:value-type="string">
            <text:p>police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49" office:value-type="string">
            <text:p>Processing Facility</text:p>
          </table:table-cell>
          <table:table-cell/>
          <table:table-cell table:style-name="ce49" office:value-type="string">
            <text:p>Processing Facility</text:p>
          </table:table-cell>
          <table:table-cell table:style-name="ce49"/>
          <table:table-cell/>
          <table:table-cell table:style-name="ce49" office:value-type="string">
            <text:p>Processing Facility</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49" office:value-type="string">
            <text:p>radio station</text:p>
          </table:table-cell>
          <table:table-cell/>
          <table:table-cell table:style-name="ce49" office:value-type="string">
            <text:p>radio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ancher Station</text:p>
          </table:table-cell>
          <table:table-cell/>
          <table:table-cell table:style-name="ce49" office:value-type="string">
            <text:p>Rancher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Research Institute</text:p>
          </table:table-cell>
          <table:table-cell/>
          <table:table-cell table:style-name="ce49" office:value-type="string">
            <text:p>Research Institute</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estaurants</text:p>
          </table:table-cell>
          <table:table-cell table:style-name="ce2"/>
          <table:table-cell table:style-name="ce49" office:value-type="string">
            <text:p>restaurants</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schools</text:p>
          </table:table-cell>
          <table:table-cell/>
          <table:table-cell table:style-name="ce49" office:value-type="string">
            <text:p>schools</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49" office:value-type="string">
            <text:p>Sea Port</text:p>
          </table:table-cell>
          <table:table-cell/>
          <table:table-cell table:style-name="ce49" office:value-type="string">
            <text:p>Sea Port</text:p>
          </table:table-cell>
          <table:table-cell table:style-name="ce49"/>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49" office:value-type="string">
            <text:p>store</text:p>
          </table:table-cell>
          <table:table-cell/>
          <table:table-cell table:style-name="ce49" office:value-type="string">
            <text:p>store</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49" office:value-type="string">
            <text:p>truck depot</text:p>
          </table:table-cell>
          <table:table-cell/>
          <table:table-cell table:style-name="ce49" office:value-type="string">
            <text:p>truck depot</text:p>
          </table:table-cell>
          <table:table-cell table:style-name="ce49"/>
          <table:table-cell/>
          <table:table-cell table:style-name="ce49" office:value-type="string">
            <text:p>truck depo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tv station</text:p>
          </table:table-cell>
          <table:table-cell/>
          <table:table-cell table:style-name="ce49" office:value-type="string">
            <text:p>tv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warehouse</text:p>
          </table:table-cell>
          <table:table-cell/>
          <table:table-cell table:style-name="ce49" office:value-type="string">
            <text:p>warehouse</text:p>
          </table:table-cell>
          <table:table-cell table:style-name="ce49"/>
          <table:table-cell/>
          <table:table-cell table:style-name="ce49" office:value-type="string">
            <text:p>warehous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6">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4" table:default-cell-style-name="ce60"/>
        <table:table-column table:style-name="co45" table:default-cell-style-name="ce60"/>
        <table:table-column table:style-name="co21" table:default-cell-style-name="ce61"/>
        <table:table-column table:style-name="co46" table:default-cell-style-name="ce62"/>
        <table:table-column table:style-name="co47" table:number-columns-repeated="1020" table:default-cell-style-name="ce60"/>
        <table:table-row table:style-name="ro1">
          <table:table-cell table:style-name="ce59"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59" office:value-type="string">
            <text:p>Sniper Attack</text:p>
          </table:table-cell>
          <table:table-cell office:value-type="string">
            <text:p>Event</text:p>
          </table:table-cell>
          <table:table-cell office:value-type="float" office:value="10">
            <text:p>10</text:p>
          </table:table-cell>
          <table:table-cell table:style-name="ce32" office:value-type="string">
            <text:p>A wave of motorcycle riding snipers going round the town shooting motorists.</text:p>
          </table:table-cell>
          <table:table-cell table:number-columns-repeated="1020"/>
        </table:table-row>
        <table:table-row table:style-name="ro12">
          <table:table-cell table:style-name="ce59"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2"/>
          <table:table-cell table:number-columns-repeated="1019"/>
        </table:table-row>
        <table:table-row table:style-name="ro12">
          <table:table-cell table:style-name="ce59"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2"/>
          <table:table-cell table:number-columns-repeated="1019"/>
        </table:table-row>
        <table:table-row table:style-name="ro13">
          <table:table-cell table:style-name="ce59"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2"/>
          <table:table-cell table:number-columns-repeated="1019"/>
        </table:table-row>
        <table:table-row table:style-name="ro12">
          <table:table-cell table:style-name="ce59"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59"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2">
          <table:table-cell table:style-name="ce59"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48" table:default-cell-style-name="ce2"/>
        <table:table-column table:style-name="co22" table:default-cell-style-name="ce2"/>
        <table:table-column table:style-name="co49" table:default-cell-style-name="ce2"/>
        <table:table-column table:style-name="co22" table:number-columns-repeated="1021" table:default-cell-style-name="ce2"/>
        <table:table-row table:style-name="ro2">
          <table:table-cell table:style-name="ce63" office:value-type="string">
            <text:p>An economic system or way of life based on the raising and herding of livestock.</text:p>
          </table:table-cell>
          <table:table-cell table:number-columns-repeated="1023"/>
        </table:table-row>
        <table:table-row table:style-name="ro1">
          <table:table-cell table:style-name="ce63" office:value-type="string">
            <text:p>The <text:span text:style-name="T4">definition</text:span><text:span text:style-name="T5"> of a </text:span><text:span text:style-name="T4">pastoralist</text:span><text:span text:style-name="T5"> is a </text:span><text:span text:style-name="T5">person who herds livestock, often </text:span><text:span text:style-name="T5">as a nomadic wanderer without a </text:span><text:span text:style-name="T5">set farm area. An example of </text:span><text:span text:style-name="T5">a </text:span><text:span text:style-name="T4">pastoralist</text:span><text:span text:style-name="T5"> is someone who </text:span><text:span text:style-name="T5">herds sheep.</text:span></text:p>
          </table:table-cell>
          <table:table-cell table:number-columns-repeated="1023"/>
        </table:table-row>
        <table:table-row table:style-name="ro1">
          <table:table-cell table:style-name="ce64" office:value-type="string">
            <text:p><text:a xlink:href="http://firstpeoples.org/wp/tag/loliondo-division/">http://firstpeoples.org/wp/tag/loliondo-division/</text:a></text:p>
          </table:table-cell>
          <table:table-cell/>
          <table:table-cell table:style-name="ce64"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4">
          <table:table-cell table:style-name="ce65"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5">
          <table:table-cell table:style-name="ce66" office:value-type="string">
            <text:p>Rising Tensions</text:p>
          </table:table-cell>
          <table:table-cell/>
          <table:table-cell table:style-name="ce68" office:value-type="string">
            <text:p>Executive Summary:</text:p>
          </table:table-cell>
          <table:table-cell table:number-columns-repeated="1021"/>
        </table:table-row>
        <table:table-row table:style-name="ro14">
          <table:table-cell table:style-name="ce65"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69"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6">
          <table:table-cell table:style-name="ce65"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4">
          <table:table-cell table:style-name="ce65"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5">
          <table:table-cell table:style-name="ce66" office:value-type="string">
            <text:p>An Uneasy Truce</text:p>
          </table:table-cell>
          <table:table-cell table:number-columns-repeated="1023"/>
        </table:table-row>
        <table:table-row table:style-name="ro17">
          <table:table-cell table:style-name="ce65"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8">
          <table:table-cell table:style-name="ce65"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9">
          <table:table-cell table:style-name="ce67"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0" table:default-cell-style-name="ce76"/>
        <table:table-column table:style-name="co51" table:default-cell-style-name="ce76"/>
        <table:table-column table:style-name="co52" table:default-cell-style-name="ce76"/>
        <table:table-column table:style-name="co53" table:default-cell-style-name="ce76"/>
        <table:table-column table:style-name="co54" table:default-cell-style-name="ce76"/>
        <table:table-column table:style-name="co55" table:default-cell-style-name="ce76"/>
        <table:table-column table:style-name="co56" table:default-cell-style-name="ce76"/>
        <table:table-column table:style-name="co57" table:default-cell-style-name="ce76"/>
        <table:table-column table:style-name="co22" table:number-columns-repeated="1016" table:default-cell-style-name="ce76"/>
        <table:table-row table:style-name="ro1">
          <table:table-cell table:style-name="ce70" office:value-type="string">
            <text:p>Region</text:p>
          </table:table-cell>
          <table:table-cell table:style-name="ce70" office:value-type="string">
            <text:p>Facts</text:p>
          </table:table-cell>
          <table:table-cell table:style-name="ce70" office:value-type="string">
            <text:p>Districts</text:p>
          </table:table-cell>
          <table:table-cell table:style-name="ce70" office:value-type="string">
            <text:p>Facts</text:p>
          </table:table-cell>
          <table:table-cell table:style-name="ce70" office:value-type="string">
            <text:p>Cities</text:p>
          </table:table-cell>
          <table:table-cell table:style-name="ce70" office:value-type="string">
            <text:p>Facts</text:p>
          </table:table-cell>
          <table:table-cell table:style-name="ce70" office:value-type="string">
            <text:p>Game Reserves</text:p>
          </table:table-cell>
          <table:table-cell table:style-name="ce70" office:value-type="string">
            <text:p>Facts</text:p>
          </table:table-cell>
          <table:table-cell table:number-columns-repeated="1016"/>
        </table:table-row>
        <table:table-row table:style-name="ro12">
          <table:table-cell table:style-name="ce71" office:value-type="string">
            <text:p>Kagera</text:p>
          </table:table-cell>
          <table:table-cell table:style-name="ce71" office:value-type="string">
            <text:p>Main Industrial activity - Agriculture. Commerial crop - coffee. Main food crop matoke (large green bananas), maize and beans.</text:p>
          </table:table-cell>
          <table:table-cell table:style-name="ce71" office:value-type="string">
            <text:p>Biharamulo</text:p>
          </table:table-cell>
          <table:table-cell table:style-name="ce71" office:value-type="string">
            <text:p>Gold Mining</text:p>
          </table:table-cell>
          <table:table-cell table:style-name="ce71" office:value-type="string">
            <text:p>Biharamulo</text:p>
          </table:table-cell>
          <table:table-cell table:style-name="ce71"/>
          <table:table-cell table:style-name="ce71" office:value-type="string">
            <text:p>Biharamulo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Nyangoma ancient rocks paintings</text:p>
          </table:table-cell>
          <table:table-cell table:style-name="ce71" office:value-type="string">
            <text:p>Bukoba Rural</text:p>
          </table:table-cell>
          <table:table-cell table:style-name="ce71" office:value-type="string">
            <text:p>Nyakijoga, a shrine of Our Lady of Lourdes, is a place of pligrimage on the last Sunday in October. <text:s/>It is recognized as the Lourdes of Africa after the Lourdes of France.</text:p>
          </table:table-cell>
          <table:table-cell table:style-name="ce71" table:number-columns-repeated="2"/>
          <table:table-cell table:style-name="ce71" office:value-type="string">
            <text:p>Burigi Game Reserve</text:p>
          </table:table-cell>
          <table:table-cell table:style-name="ce71" office:value-type="string">
            <text:p>Recovered from influx of refugees in the 1990's</text:p>
          </table:table-cell>
          <table:table-cell table:number-columns-repeated="1016"/>
        </table:table-row>
        <table:table-row table:style-name="ro1">
          <table:table-cell table:style-name="ce71" office:value-type="string">
            <text:p>Kagera</text:p>
          </table:table-cell>
          <table:table-cell table:style-name="ce71" office:value-type="string">
            <text:p>Demise of all kingdom occurred when Tanzania gained independence.</text:p>
          </table:table-cell>
          <table:table-cell table:style-name="ce71" office:value-type="string">
            <text:p>Bukoba Urban</text:p>
          </table:table-cell>
          <table:table-cell table:style-name="ce71"/>
          <table:table-cell table:style-name="ce71" office:value-type="string">
            <text:p>Bukoba</text:p>
          </table:table-cell>
          <table:table-cell table:style-name="ce71" office:value-type="string">
            <text:p>Second largest port on Lake Victoria</text:p>
          </table:table-cell>
          <table:table-cell table:style-name="ce71" office:value-type="string">
            <text:p>Ibanda Game Reserve</text:p>
          </table:table-cell>
          <table:table-cell table:style-name="ce71"/>
          <table:table-cell table:number-columns-repeated="1016"/>
        </table:table-row>
        <table:table-row table:style-name="ro13">
          <table:table-cell table:style-name="ce71" office:value-type="string">
            <text:p>Kagera</text:p>
          </table:table-cell>
          <table:table-cell table:style-name="ce71" office:value-type="string">
            <text:p>Formerly known as West Lake region</text:p>
          </table:table-cell>
          <table:table-cell table:style-name="ce71" office:value-type="string">
            <text:p>Karagwe</text:p>
          </table:table-cell>
          <table:table-cell table:style-name="ce71"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1" table:number-columns-repeated="2"/>
          <table:table-cell table:style-name="ce71" office:value-type="string">
            <text:p>Rumanyika Orugundu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Renamed after Uganda-Tanzania War when Idi Amin attempted to annex the region in 1978</text:p>
          </table:table-cell>
          <table:table-cell table:style-name="ce71" office:value-type="string">
            <text:p>Kyerwa</text:p>
          </table:table-cell>
          <table:table-cell table:style-name="ce71" office:value-type="string">
            <text:p>New district formed in 2010. <text:s/>Split from Karagwe.</text:p>
          </table:table-cell>
          <table:table-cell table:style-name="ce71" table:number-columns-repeated="2"/>
          <table:table-cell table:style-name="ce71" office:value-type="string">
            <text:p>Rubondo Island National Park</text:p>
          </table:table-cell>
          <table:table-cell table:style-name="ce71" office:value-type="string">
            <text:p>Created Rubondo Island National Park in the 1960, soon became home of for 17 circle and zoo chimpanzees</text:p>
          </table:table-cell>
          <table:table-cell table:number-columns-repeated="1016"/>
        </table:table-row>
        <table:table-row table:style-name="ro1">
          <table:table-cell table:style-name="ce71" office:value-type="string">
            <text:p>Kagera</text:p>
          </table:table-cell>
          <table:table-cell table:style-name="ce71" office:value-type="string">
            <text:p>Soil exhaustion has led to the use of fertizers in some areas.</text:p>
          </table:table-cell>
          <table:table-cell table:style-name="ce71" office:value-type="string">
            <text:p>Missenyi</text:p>
          </table:table-cell>
          <table:table-cell table:style-name="ce71" office:value-type="string">
            <text:p>Water contamination issues.</text:p>
          </table:table-cell>
          <table:table-cell table:style-name="ce71" table:number-columns-repeated="2"/>
          <table:table-cell table:style-name="ce40"/>
          <table:table-cell table:style-name="ce71"/>
          <table:table-cell table:number-columns-repeated="1016"/>
        </table:table-row>
        <table:table-row table:style-name="ro1">
          <table:table-cell table:style-name="ce71" office:value-type="string">
            <text:p>Kagera</text:p>
          </table:table-cell>
          <table:table-cell table:style-name="ce71" office:value-type="string">
            <text:p>Once comprised of 9 kingdoms</text:p>
          </table:table-cell>
          <table:table-cell table:style-name="ce71" office:value-type="string">
            <text:p>Muleba</text:p>
          </table:table-cell>
          <table:table-cell table:style-name="ce71" table:number-columns-repeated="5"/>
          <table:table-cell table:number-columns-repeated="1016"/>
        </table:table-row>
        <table:table-row table:style-name="ro1">
          <table:table-cell table:style-name="ce71" office:value-type="string">
            <text:p>Kagera</text:p>
          </table:table-cell>
          <table:table-cell table:style-name="ce71" office:value-type="string">
            <text:p>Germans colonized Tanganyika in 1885</text:p>
          </table:table-cell>
          <table:table-cell table:style-name="ce71" office:value-type="string">
            <text:p>Nagara</text:p>
          </table:table-cell>
          <table:table-cell table:style-name="ce71" office:value-type="string">
            <text:p>Nickle Mining</text:p>
          </table:table-cell>
          <table:table-cell table:style-name="ce71" table:number-columns-repeated="4"/>
          <table:table-cell table:number-columns-repeated="1016"/>
        </table:table-row>
        <table:table-row table:style-name="ro1">
          <table:table-cell table:style-name="ce71"/>
          <table:table-cell table:style-name="ce71" office:value-type="string">
            <text:p>Kagera region is considered to be the first area where Lutheran missionaries settled. </text:p>
          </table:table-cell>
          <table:table-cell table:style-name="ce71" table:number-columns-repeated="6"/>
          <table:table-cell table:number-columns-repeated="1016"/>
        </table:table-row>
        <table:table-row table:style-name="ro2">
          <table:table-cell table:style-name="ce72" table:number-columns-repeated="8"/>
          <table:table-cell table:style-name="ce82" table:number-columns-repeated="1016"/>
        </table:table-row>
        <table:table-row table:style-name="ro20">
          <table:table-cell table:style-name="ce73" office:value-type="string">
            <text:p>Mara</text:p>
          </table:table-cell>
          <table:table-cell table:style-name="ce77"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3" office:value-type="string">
            <text:p>Bunda</text:p>
          </table:table-cell>
          <table:table-cell table:style-name="ce73"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3" office:value-type="string">
            <text:p>Mugeta, Karukeke, and Kibara are three villages with private fishing farms.</text:p>
          </table:table-cell>
          <table:table-cell table:style-name="ce73" table:number-columns-repeated="3"/>
          <table:table-cell table:style-name="ce83" table:number-columns-repeated="1016"/>
        </table:table-row>
        <table:table-row table:style-name="ro21">
          <table:table-cell table:style-name="ce73" office:value-type="string">
            <text:p>Mara</text:p>
          </table:table-cell>
          <table:table-cell table:style-name="ce73"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3" office:value-type="string">
            <text:p>Butiama</text:p>
          </table:table-cell>
          <table:table-cell table:style-name="ce73" office:value-type="string">
            <text:p>Their vision is to move Africa towards modern rural life through quality education and vocational training.</text:p>
          </table:table-cell>
          <table:table-cell table:style-name="ce73" office:value-type="string">
            <text:p>Butiama</text:p>
          </table:table-cell>
          <table:table-cell table:style-name="ce73" office:value-type="string">
            <text:p>Hometown of the first president of Tanzania, Julius Nyerere</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Daniel Owino Misiani - Tanzania musician and the grandfather of Benga music.</text:p>
          </table:table-cell>
          <table:table-cell table:style-name="ce73" office:value-type="string">
            <text:p>Musoma Rural</text:p>
          </table:table-cell>
          <table:table-cell table:style-name="ce73" office:value-type="string">
            <text:p>Musoma Rural district has the largest number of goats in the region, with goats being the second most important livestock.</text:p>
          </table:table-cell>
          <table:table-cell table:style-name="ce73" office:value-type="string">
            <text:p>Bukima</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One of many ancestral tribes, the Luo are traditional fishermen. <text:s/>Wrestling is a common activity for teenagers. Battles with other tribes were over livestock stealing.</text:p>
          </table:table-cell>
          <table:table-cell table:style-name="ce73" office:value-type="string">
            <text:p>Musoma Municipal</text:p>
          </table:table-cell>
          <table:table-cell table:style-name="ce73"/>
          <table:table-cell table:style-name="ce73" office:value-type="string">
            <text:p>Musoma</text:p>
          </table:table-cell>
          <table:table-cell table:style-name="ce73" office:value-type="string">
            <text:p>Sits on the edge of Lake Victoria</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Kuria Cattle Raiders</text:p>
          </table:table-cell>
          <table:table-cell table:style-name="ce73" office:value-type="string">
            <text:p>Rorya</text:p>
          </table:table-cell>
          <table:table-cell table:style-name="ce73" office:value-type="string">
            <text:p>The two biggest problems in Rorya District are hunger and AIDS. Majority of people are from the Luo tribe. District created in 2007 from part of the Tarime District.</text:p>
          </table:table-cell>
          <table:table-cell table:style-name="ce73" office:value-type="string">
            <text:p>Skihati</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Smallness of its land area has meant that Mara has one of the densest concentration of cattle and roads.</text:p>
          </table:table-cell>
          <table:table-cell table:style-name="ce73" office:value-type="string">
            <text:p>Serengeti</text:p>
          </table:table-cell>
          <table:table-cell table:style-name="ce73" office:value-type="string">
            <text:p>Home to the Serengeti National Park. No paved roads connecting the district with the rest of the country.</text:p>
          </table:table-cell>
          <table:table-cell table:style-name="ce73" office:value-type="string">
            <text:p>Seronera</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Serengeti</text:p>
          </table:table-cell>
          <table:table-cell table:style-name="ce73"/>
          <table:table-cell table:style-name="ce73" office:value-type="string">
            <text:p>Mugumu</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Tarime</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Kitandu</text:p>
          </table:table-cell>
          <table:table-cell table:style-name="ce73" table:number-columns-repeated="3"/>
          <table:table-cell table:style-name="ce83"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4" office:value-type="string">
            <text:p>Shinyanga</text:p>
          </table:table-cell>
          <table:table-cell table:style-name="ce78" office:value-type="string">
            <text:p>Traditional agriculture in the area varies, but it is often maize, cotton, and rice production</text:p>
          </table:table-cell>
          <table:table-cell table:style-name="ce79" office:value-type="string">
            <text:p>Kahama Rural</text:p>
          </table:table-cell>
          <table:table-cell table:style-name="ce79"/>
          <table:table-cell table:style-name="ce79" office:value-type="string">
            <text:p>Shinyang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Home of the Williamson Diamond mine.</text:p>
          </table:table-cell>
          <table:table-cell table:style-name="ce79" office:value-type="string">
            <text:p>Kahama Urban</text:p>
          </table:table-cell>
          <table:table-cell table:style-name="ce79"/>
          <table:table-cell table:style-name="ce79" office:value-type="string">
            <text:p>Lalago</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Divided into 8 Districts.</text:p>
          </table:table-cell>
          <table:table-cell table:style-name="ce79" office:value-type="string">
            <text:p>Kishapu</text:p>
          </table:table-cell>
          <table:table-cell table:style-name="ce79"/>
          <table:table-cell table:style-name="ce79" office:value-type="string">
            <text:p>Malanpak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Rural</text:p>
          </table:table-cell>
          <table:table-cell table:style-name="ce79"/>
          <table:table-cell table:style-name="ce79" office:value-type="string">
            <text:p>Bariadi</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Urban</text:p>
          </table:table-cell>
          <table:table-cell table:style-name="ce79"/>
          <table:table-cell table:style-name="ce79" office:value-type="string">
            <text:p>Bukombe</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Kaham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Lake Eyasi</text:p>
          </table:table-cell>
          <table:table-cell table:style-name="ce79" table:number-columns-repeated="3"/>
          <table:table-cell table:style-name="ce84"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Arusha</text:p>
          </table:table-cell>
          <table:table-cell table:style-name="ce75" office:value-type="string">
            <text:p>home to the Kilimanjaro Airport</text:p>
          </table:table-cell>
          <table:table-cell table:style-name="ce40" office:value-type="string">
            <text:p>Arusha</text:p>
          </table:table-cell>
          <table:table-cell table:style-name="ce40" office:value-type="string">
            <text:p>Investment Opportunties - Recommended Crops: Flowers, coffee and vegetables</text:p>
          </table:table-cell>
          <table:table-cell table:style-name="ce80" office:value-type="string">
            <text:p>Lolion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Agriculture is the main economic activity of the Arusha region.</text:p>
          </table:table-cell>
          <table:table-cell table:style-name="ce40" office:value-type="string">
            <text:p>Arumeru</text:p>
          </table:table-cell>
          <table:table-cell table:style-name="ce40" office:value-type="string">
            <text:p>Investment Opportunties - Recommended Crops: Maize, beans, coffee, flowers and barley</text:p>
          </table:table-cell>
          <table:table-cell table:style-name="ce80" office:value-type="string">
            <text:p>Lake Natron</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Cash crops include coffee, wheat and barley. <text:s/>More recently, flowers, vegetables and vinegar.</text:p>
          </table:table-cell>
          <table:table-cell table:style-name="ce40" office:value-type="string">
            <text:p>Monduli</text:p>
          </table:table-cell>
          <table:table-cell table:style-name="ce40" office:value-type="string">
            <text:p>Investment Opportunties - Recommended Crops: Wheat, barley, paddy, sunflower, maize, beans and coffee</text:p>
          </table:table-cell>
          <table:table-cell table:style-name="ce80" office:value-type="string">
            <text:p>Lake Eyasi</text:p>
          </table:table-cell>
          <table:table-cell table:style-name="ce80"/>
          <table:table-cell table:style-name="ce40" table:number-columns-repeated="2"/>
          <table:table-cell table:number-columns-repeated="1016"/>
        </table:table-row>
        <table:table-row table:style-name="ro22">
          <table:table-cell table:style-name="ce75" office:value-type="string">
            <text:p>Arusha</text:p>
          </table:table-cell>
          <table:table-cell table:style-name="ce75" office:value-type="string">
            <text:p>Much of the present area of the Arusha Region used to be Maasai land. <text:s/></text:p>
          </table:table-cell>
          <table:table-cell table:style-name="ce40" office:value-type="string">
            <text:p>Ngorongoro</text:p>
          </table:table-cell>
          <table:table-cell table:style-name="ce40" office:value-type="string">
            <text:p>Investment Opportunties - Recommended Crops: Barley, maize, beans, cassava and millets</text:p>
          </table:table-cell>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The Great Rift Valley runs through the middle of the region north-to-south.</text:p>
          </table:table-cell>
          <table:table-cell table:style-name="ce40" office:value-type="string">
            <text:p>Longido</text:p>
          </table:table-cell>
          <table:table-cell table:style-name="ce40" office:value-type="string">
            <text:p>Investment Opportunties - Recommended Crops: Maize, millet and flowers</text:p>
          </table:table-cell>
          <table:table-cell table:style-name="ce80" office:value-type="string">
            <text:p>Meru (elevation 4565)</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Oldonyo Lengai (Mountain of God) is an active volcano north of the Ngorongoro Conservation Area.</text:p>
          </table:table-cell>
          <table:table-cell table:style-name="ce40" office:value-type="string">
            <text:p>Kataru</text:p>
          </table:table-cell>
          <table:table-cell table:style-name="ce40"/>
          <table:table-cell table:style-name="ce80" office:value-type="string">
            <text:p>Longi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Mount Meru is the second highest mountain in Tanzania</text:p>
          </table:table-cell>
          <table:table-cell table:style-name="ce40" office:value-type="string">
            <text:p>Meru</text:p>
          </table:table-cell>
          <table:table-cell table:style-name="ce40"/>
          <table:table-cell table:style-name="ce80" office:value-type="string">
            <text:p>Mto Wa Mbu</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The highest number of craters and extinct volcanoes in Tanzania. <text:s/>Other geographical features include the Monduli Mountains, Mount Loolmalasin, Mount Longido and the Olduvai Gorge.</text:p>
          </table:table-cell>
          <table:table-cell table:style-name="ce40" table:number-columns-repeated="2"/>
          <table:table-cell table:style-name="ce80" office:value-type="string">
            <text:p>Loolmalassin (elevation 3648)</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2">
          <table:table-cell table:style-name="ce75" office:value-type="string">
            <text:p>Kilimandjaro</text:p>
          </table:table-cell>
          <table:table-cell table:style-name="ce75"/>
          <table:table-cell table:style-name="ce40" table:number-columns-repeated="2"/>
          <table:table-cell table:style-name="ce80" office:value-type="string">
            <text:p>Kilimandjaro (elevation 5895)</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Himo</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Arusha Chi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Lembe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Same (town)</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asaai Steppe</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Babati</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bulu</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atesh</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ibaya</text:p>
          </table:table-cell>
          <table:table-cell table:style-name="ce80"/>
          <table:table-cell table:style-name="ce40" table:number-columns-repeated="2"/>
          <table:table-cell table:number-columns-repeated="1016"/>
        </table:table-row>
        <table:table-row table:style-name="ro12">
          <table:table-cell table:style-name="ce75" office:value-type="string">
            <text:p>Manyara</text:p>
          </table:table-cell>
          <table:table-cell table:style-name="ce75"/>
          <table:table-cell table:style-name="ce40" table:number-columns-repeated="2"/>
          <table:table-cell table:style-name="ce80" office:value-type="string">
            <text:p>Hanang (elevation 34147)</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Lake Kitagir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ekenke</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ingid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ssun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ig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Manyon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umb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Rungw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Samb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do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wa Mtoro</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g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Mpwap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Chipogolo</text:p>
          </table:table-cell>
          <table:table-cell table:style-name="ce80"/>
          <table:table-cell table:style-name="ce40" table:number-columns-repeated="2"/>
          <table:table-cell table:number-columns-repeated="1016"/>
        </table:table-row>
        <table:table-row table:style-name="ro12">
          <table:table-cell table:style-name="ce75" office:value-type="string">
            <text:p>Dodoma</text:p>
          </table:table-cell>
          <table:table-cell table:style-name="ce75"/>
          <table:table-cell table:style-name="ce40" table:number-columns-repeated="2"/>
          <table:table-cell table:style-name="ce80" office:value-type="string">
            <text:p>Lugunga (elevation 2356)</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sak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Buken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ze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gu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dal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iu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Urambo</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Sikong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Mwanise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angali</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tund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konge</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agole</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uome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losa</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orogo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ikumi</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datu</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Babmoy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Chalinz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ah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siju</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it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Utet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Moharo</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lindon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office:value-type="string">
            <text:p>Mafia Island</text:p>
          </table:table-cell>
          <table:table-cell table:style-name="ce40"/>
          <table:table-cell table:style-name="ce40" office:value-type="string">
            <text:p>Bweni</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Dar es Salaam</text:p>
          </table:table-cell>
          <table:table-cell table:style-name="ce40" table:number-columns-repeated="3"/>
          <table:table-cell table:style-name="ce40" office:value-type="string">
            <text:p>Dar es Salaam</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Zanzibar North</text:p>
          </table:table-cell>
          <table:table-cell table:style-name="ce40"/>
          <table:table-cell table:style-name="ce40" office:value-type="string">
            <text:p>Zanzibar Island</text:p>
          </table:table-cell>
          <table:table-cell table:style-name="ce40"/>
          <table:table-cell table:style-name="ce40" office:value-type="string">
            <text:p>Mkokoton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Makunduch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Zanzibar</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Mwanza</text:p>
          </table:table-cell>
          <table:table-cell table:style-name="ce40" table:number-columns-repeated="3"/>
          <table:table-cell table:style-name="ce40" office:value-type="string">
            <text:p>Buchenzi</text:p>
          </table:table-cell>
          <table:table-cell table:style-name="ce40" table:number-columns-repeated="3"/>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wanza</text:p>
          </table:table-cell>
          <table:table-cell table:style-name="ce80"/>
          <table:table-cell table:style-name="ce81" office:value-type="string">
            <text:p>Saanane Island National Park</text:p>
          </table:table-cell>
          <table:table-cell table:style-name="ce40"/>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Sengerem</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gudu</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antare</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yahang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Geit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ansi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bondo</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asulu</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vinz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gom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jiji</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Makari Mounts (2372)</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Lake Tanganyik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Tang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ame (town)</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tandik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o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eger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Panga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Hand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Korogwe</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ambo</text:p>
          </table:table-cell>
          <table:table-cell table:style-name="ce80"/>
          <table:table-cell table:style-name="ce40"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4" table:default-cell-style-name="Excel_20_Built-in_20_Normal"/>
        <table:table-column table:style-name="co9" table:number-columns-repeated="2" table:default-cell-style-name="Excel_20_Built-in_20_Normal"/>
        <table:table-column table:style-name="co58"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5" office:value-type="string">
            <text:p>Safari<text:span text:style-name="T6"> </text:span><text:span text:style-name="T7">is an Arabic word, meaning a </text:span><text:span text:style-name="T7">journey, which was coined when the trading </text:span><text:span text:style-name="T7">caravans of the Sultan of Zanzibar opened </text:span><text:span text:style-name="T7">up the unexplored areas of the mysterious </text:span><text:span text:style-name="T7">African interior in search of gold, ivory and </text:span><text:span text:style-name="T7">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59" table:default-cell-style-name="ce86"/>
        <table:table-column table:style-name="co36" table:default-cell-style-name="ce86"/>
        <table:table-column table:style-name="co60" table:default-cell-style-name="ce86"/>
        <table:table-column table:style-name="co61" table:default-cell-style-name="ce86"/>
        <table:table-column table:style-name="co62" table:default-cell-style-name="ce86"/>
        <table:table-column table:style-name="co63" table:default-cell-style-name="ce86"/>
        <table:table-column table:style-name="co64" table:default-cell-style-name="ce86"/>
        <table:table-column table:style-name="co65" table:default-cell-style-name="ce93"/>
        <table:table-column table:style-name="co22" table:number-columns-repeated="1016" table:default-cell-style-name="ce86"/>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7" table:number-columns-repeated="7"/>
          <table:table-cell table:style-name="ce94"/>
          <table:table-cell table:style-name="ce87" table:number-columns-repeated="1016"/>
        </table:table-row>
        <table:table-row table:style-name="ro2">
          <table:table-cell table:style-name="ce88" office:value-type="string">
            <text:p>Arusha Region</text:p>
          </table:table-cell>
          <table:table-cell table:style-name="ce89" table:number-columns-repeated="6"/>
          <table:table-cell table:style-name="ce95"/>
          <table:table-cell office:value-type="float" office:value="1">
            <text:p>1</text:p>
          </table:table-cell>
          <table:table-cell table:number-columns-repeated="1015"/>
        </table:table-row>
        <table:table-row table:style-name="ro2">
          <table:table-cell table:style-name="ce89"/>
          <table:table-cell table:style-name="ce88" office:value-type="string">
            <text:p>Arumeru District</text:p>
          </table:table-cell>
          <table:table-cell table:style-name="ce89" table:number-columns-repeated="5"/>
          <table:table-cell table:style-name="ce95"/>
          <table:table-cell office:value-type="float" office:value="2">
            <text:p>2</text:p>
          </table:table-cell>
          <table:table-cell table:number-columns-repeated="1015"/>
        </table:table-row>
        <table:table-row table:style-name="ro2">
          <table:table-cell table:style-name="ce89"/>
          <table:table-cell table:style-name="ce91" table:number-columns-repeated="4"/>
          <table:table-cell table:style-name="ce88" office:value-type="string">
            <text:p>A to Z Textile Mills Ltd.</text:p>
          </table:table-cell>
          <table:table-cell table:style-name="ce91"/>
          <table:table-cell table:style-name="ce96"/>
          <table:table-cell office:value-type="float" office:value="3">
            <text:p>3</text:p>
          </table:table-cell>
          <table:table-cell table:number-columns-repeated="1015"/>
        </table:table-row>
        <table:table-row table:style-name="ro2">
          <table:table-cell table:style-name="ce89"/>
          <table:table-cell table:style-name="ce88" office:value-type="string">
            <text:p>Arusha Urban District</text:p>
          </table:table-cell>
          <table:table-cell table:style-name="ce89" table:number-columns-repeated="5"/>
          <table:table-cell table:style-name="ce95"/>
          <table:table-cell office:value-type="float" office:value="4">
            <text:p>4</text:p>
          </table:table-cell>
          <table:table-cell table:number-columns-repeated="1015"/>
        </table:table-row>
        <table:table-row table:style-name="ro2">
          <table:table-cell table:style-name="ce89"/>
          <table:table-cell table:style-name="ce91" table:number-columns-repeated="4"/>
          <table:table-cell table:style-name="ce88" office:value-type="string">
            <text:p>Tanzania Atomic Energy Commission</text:p>
          </table:table-cell>
          <table:table-cell table:style-name="ce91"/>
          <table:table-cell table:style-name="ce96"/>
          <table:table-cell office:value-type="float" office:value="5">
            <text:p>5</text:p>
          </table:table-cell>
          <table:table-cell table:number-columns-repeated="1015"/>
        </table:table-row>
        <table:table-row table:style-name="ro2">
          <table:table-cell table:style-name="ce89"/>
          <table:table-cell table:style-name="ce88" office:value-type="string">
            <text:p>Arusha Rural District</text:p>
          </table:table-cell>
          <table:table-cell table:style-name="ce89" table:number-columns-repeated="5"/>
          <table:table-cell table:style-name="ce95"/>
          <table:table-cell office:value-type="float" office:value="6">
            <text:p>6</text:p>
          </table:table-cell>
          <table:table-cell table:number-columns-repeated="1015"/>
        </table:table-row>
        <table:table-row table:style-name="ro2">
          <table:table-cell table:style-name="ce89"/>
          <table:table-cell table:style-name="ce88" office:value-type="string">
            <text:p>Karatu District</text:p>
          </table:table-cell>
          <table:table-cell table:style-name="ce89" table:number-columns-repeated="5"/>
          <table:table-cell table:style-name="ce95"/>
          <table:table-cell office:value-type="float" office:value="7">
            <text:p>7</text:p>
          </table:table-cell>
          <table:table-cell table:number-columns-repeated="1015"/>
        </table:table-row>
        <table:table-row table:style-name="ro2">
          <table:table-cell table:style-name="ce89"/>
          <table:table-cell table:style-name="ce91" table:number-columns-repeated="3"/>
          <table:table-cell table:style-name="ce88" office:value-type="string">
            <text:p>Karatu Town</text:p>
          </table:table-cell>
          <table:table-cell table:style-name="ce91" table:number-columns-repeated="2"/>
          <table:table-cell table:style-name="ce96"/>
          <table:table-cell office:value-type="float" office:value="8">
            <text:p>8</text:p>
          </table:table-cell>
          <table:table-cell table:number-columns-repeated="1015"/>
        </table:table-row>
        <table:table-row table:style-name="ro2">
          <table:table-cell table:style-name="ce89"/>
          <table:table-cell table:style-name="ce88" office:value-type="string">
            <text:p>Longido District</text:p>
          </table:table-cell>
          <table:table-cell table:style-name="ce89" table:number-columns-repeated="5"/>
          <table:table-cell table:style-name="ce95"/>
          <table:table-cell office:value-type="float" office:value="9">
            <text:p>9</text:p>
          </table:table-cell>
          <table:table-cell table:number-columns-repeated="1015"/>
        </table:table-row>
        <table:table-row table:style-name="ro2">
          <table:table-cell table:style-name="ce89"/>
          <table:table-cell table:style-name="ce88" office:value-type="string">
            <text:p>Monduli District</text:p>
          </table:table-cell>
          <table:table-cell table:style-name="ce89" table:number-columns-repeated="5"/>
          <table:table-cell table:style-name="ce95"/>
          <table:table-cell office:value-type="float" office:value="10">
            <text:p>10</text:p>
          </table:table-cell>
          <table:table-cell table:number-columns-repeated="1015"/>
        </table:table-row>
        <table:table-row table:style-name="ro2">
          <table:table-cell table:style-name="ce89"/>
          <table:table-cell table:style-name="ce91" table:number-columns-repeated="4"/>
          <table:table-cell table:style-name="ce88" office:value-type="string">
            <text:p>Meserani Snake Park</text:p>
          </table:table-cell>
          <table:table-cell table:style-name="ce91"/>
          <table:table-cell table:style-name="ce96"/>
          <table:table-cell office:value-type="float" office:value="11">
            <text:p>11</text:p>
          </table:table-cell>
          <table:table-cell table:number-columns-repeated="1015"/>
        </table:table-row>
        <table:table-row table:style-name="ro2">
          <table:table-cell table:style-name="ce89"/>
          <table:table-cell table:style-name="ce91" table:number-columns-repeated="4"/>
          <table:table-cell table:style-name="ce88" office:value-type="string">
            <text:p>Shanghai Contruction Group</text:p>
          </table:table-cell>
          <table:table-cell table:style-name="ce91"/>
          <table:table-cell table:style-name="ce96"/>
          <table:table-cell office:value-type="float" office:value="12">
            <text:p>12</text:p>
          </table:table-cell>
          <table:table-cell table:number-columns-repeated="1015"/>
        </table:table-row>
        <table:table-row table:style-name="ro2">
          <table:table-cell table:style-name="ce89"/>
          <table:table-cell table:style-name="ce88" office:value-type="string">
            <text:p>Ngorongoro District</text:p>
          </table:table-cell>
          <table:table-cell table:style-name="ce89" table:number-columns-repeated="5"/>
          <table:table-cell table:style-name="ce95"/>
          <table:table-cell office:value-type="float" office:value="13">
            <text:p>13</text:p>
          </table:table-cell>
          <table:table-cell table:number-columns-repeated="1015"/>
        </table:table-row>
        <table:table-row table:style-name="ro2">
          <table:table-cell table:style-name="ce89"/>
          <table:table-cell table:style-name="ce91" table:number-columns-repeated="3"/>
          <table:table-cell table:style-name="ce88" office:value-type="string">
            <text:p>Ngorongoro Conservation Area</text:p>
          </table:table-cell>
          <table:table-cell table:style-name="ce91" table:number-columns-repeated="2"/>
          <table:table-cell table:style-name="ce96"/>
          <table:table-cell office:value-type="float" office:value="14">
            <text:p>14</text:p>
          </table:table-cell>
          <table:table-cell table:number-columns-repeated="1015"/>
        </table:table-row>
        <table:table-row table:style-name="ro2">
          <table:table-cell table:style-name="ce89"/>
          <table:table-cell table:style-name="ce91" table:number-columns-repeated="4"/>
          <table:table-cell table:style-name="ce88" office:value-type="string">
            <text:p>Olduvai Gorge</text:p>
          </table:table-cell>
          <table:table-cell table:style-name="ce91"/>
          <table:table-cell table:style-name="ce96"/>
          <table:table-cell office:value-type="float" office:value="15">
            <text:p>15</text:p>
          </table:table-cell>
          <table:table-cell table:number-columns-repeated="1015"/>
        </table:table-row>
        <table:table-row table:style-name="ro2">
          <table:table-cell table:style-name="ce89"/>
          <table:table-cell table:style-name="ce91" table:number-columns-repeated="4"/>
          <table:table-cell table:style-name="ce88" office:value-type="string">
            <text:p>Ol Doinyo Lengai</text:p>
          </table:table-cell>
          <table:table-cell table:style-name="ce91"/>
          <table:table-cell table:style-name="ce96"/>
          <table:table-cell office:value-type="float" office:value="16">
            <text:p>16</text:p>
          </table:table-cell>
          <table:table-cell table:number-columns-repeated="1015"/>
        </table:table-row>
        <table:table-row table:style-name="ro2">
          <table:table-cell table:style-name="ce89"/>
          <table:table-cell table:style-name="ce91" table:number-columns-repeated="4"/>
          <table:table-cell table:style-name="ce88" office:value-type="string">
            <text:p>Laetoli Footprints</text:p>
          </table:table-cell>
          <table:table-cell table:style-name="ce91"/>
          <table:table-cell table:style-name="ce96"/>
          <table:table-cell office:value-type="float" office:value="17">
            <text:p>17</text:p>
          </table:table-cell>
          <table:table-cell table:number-columns-repeated="1015"/>
        </table:table-row>
        <table:table-row table:style-name="ro2">
          <table:table-cell table:style-name="ce89"/>
          <table:table-cell table:style-name="ce91" table:number-columns-repeated="4"/>
          <table:table-cell table:style-name="ce88" office:value-type="string">
            <text:p>Endulen Village</text:p>
          </table:table-cell>
          <table:table-cell table:style-name="ce91"/>
          <table:table-cell table:style-name="ce96"/>
          <table:table-cell office:value-type="float" office:value="18">
            <text:p>18</text:p>
          </table:table-cell>
          <table:table-cell table:number-columns-repeated="1015"/>
        </table:table-row>
        <table:table-row table:style-name="ro2">
          <table:table-cell table:style-name="ce89"/>
          <table:table-cell table:style-name="ce91" table:number-columns-repeated="4"/>
          <table:table-cell table:style-name="ce88" office:value-type="string">
            <text:p>Lake Magadi</text:p>
          </table:table-cell>
          <table:table-cell table:style-name="ce91"/>
          <table:table-cell table:style-name="ce96"/>
          <table:table-cell office:value-type="float" office:value="19">
            <text:p>19</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general </text:p>
          </table:table-cell>
          <table:table-cell office:value-type="float" office:value="21">
            <text:p>21</text:p>
          </table:table-cell>
          <table:table-cell table:number-columns-repeated="1015"/>
        </table:table-row>
        <table:table-row table:style-name="ro1">
          <table:table-cell table:style-name="ce89"/>
          <table:table-cell table:style-name="ce91" table:number-columns-repeated="3"/>
          <table:table-cell table:style-name="ce88" office:value-type="string">
            <text:p>Soitsambu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3">
          <table:table-cell table:style-name="ce89"/>
          <table:table-cell table:style-name="ce91" table:number-columns-repeated="4"/>
          <table:table-cell table:style-name="ce88" office:value-type="string">
            <text:p>Sukenya Farm</text:p>
          </table:table-cell>
          <table:table-cell table:style-name="ce91"/>
          <table:table-cell table:style-name="ce96"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89"/>
          <table:table-cell table:style-name="ce91" table:number-columns-repeated="4"/>
          <table:table-cell table:style-name="ce88" office:value-type="string">
            <text:p>Tanzania Conservation Limited</text:p>
          </table:table-cell>
          <table:table-cell table:style-name="ce91"/>
          <table:table-cell table:style-name="ce96"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89"/>
          <table:table-cell table:style-name="ce91" table:number-columns-repeated="3"/>
          <table:table-cell table:style-name="ce88" office:value-type="string">
            <text:p>Sukenya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89"/>
          <table:table-cell table:style-name="ce91" table:number-columns-repeated="3"/>
          <table:table-cell table:style-name="ce88" office:value-type="string">
            <text:p>Moddorosi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89"/>
          <table:table-cell table:style-name="ce91"/>
          <table:table-cell table:style-name="ce88" office:value-type="string">
            <text:p>Sale Division</text:p>
          </table:table-cell>
          <table:table-cell table:style-name="ce91" table:number-columns-repeated="4"/>
          <table:table-cell table:style-name="ce96" office:value-type="string">
            <text:p>general </text:p>
          </table:table-cell>
          <table:table-cell office:value-type="float" office:value="27">
            <text:p>27</text:p>
          </table:table-cell>
          <table:table-cell table:number-columns-repeated="1015"/>
        </table:table-row>
        <table:table-row table:style-name="ro2">
          <table:table-cell table:style-name="ce89"/>
          <table:table-cell table:style-name="ce88" office:value-type="string">
            <text:p>Meru District</text:p>
          </table:table-cell>
          <table:table-cell table:style-name="ce89" table:number-columns-repeated="6"/>
          <table:table-cell office:value-type="float" office:value="28">
            <text:p>28</text:p>
          </table:table-cell>
          <table:table-cell table:number-columns-repeated="1015"/>
        </table:table-row>
        <table:table-row table:style-name="ro2">
          <table:table-cell table:style-name="ce89" table:number-columns-repeated="9"/>
          <table:table-cell table:number-columns-repeated="1015"/>
        </table:table-row>
        <table:table-row table:style-name="ro2">
          <table:table-cell table:style-name="ce89"/>
          <table:table-cell table:style-name="ce91" table:number-columns-repeated="3"/>
          <table:table-cell table:style-name="ce88" office:value-type="string">
            <text:p>Lake Natron</text:p>
          </table:table-cell>
          <table:table-cell table:style-name="ce91" table:number-columns-repeated="2"/>
          <table:table-cell table:style-name="ce96"/>
          <table:table-cell office:value-type="float" office:value="29">
            <text:p>29</text:p>
          </table:table-cell>
          <table:table-cell table:number-columns-repeated="1015"/>
        </table:table-row>
        <table:table-row table:style-name="ro2">
          <table:table-cell table:style-name="ce89"/>
          <table:table-cell table:style-name="ce91" table:number-columns-repeated="3"/>
          <table:table-cell table:style-name="ce88" office:value-type="string">
            <text:p>Lake Eyasi</text:p>
          </table:table-cell>
          <table:table-cell table:style-name="ce91" table:number-columns-repeated="2"/>
          <table:table-cell table:style-name="ce96"/>
          <table:table-cell office:value-type="float" office:value="30">
            <text:p>30</text:p>
          </table:table-cell>
          <table:table-cell table:number-columns-repeated="1015"/>
        </table:table-row>
        <table:table-row table:style-name="ro2">
          <table:table-cell table:style-name="ce89"/>
          <table:table-cell table:style-name="ce91" table:number-columns-repeated="3"/>
          <table:table-cell table:style-name="ce88" office:value-type="string">
            <text:p>Lake Manyara</text:p>
          </table:table-cell>
          <table:table-cell table:style-name="ce91" table:number-columns-repeated="2"/>
          <table:table-cell table:style-name="ce96"/>
          <table:table-cell office:value-type="float" office:value="31">
            <text:p>31</text:p>
          </table:table-cell>
          <table:table-cell table:number-columns-repeated="1015"/>
        </table:table-row>
        <table:table-row table:style-name="ro2">
          <table:table-cell table:style-name="ce89"/>
          <table:table-cell table:style-name="ce91" table:number-columns-repeated="3"/>
          <table:table-cell table:style-name="ce88" office:value-type="string">
            <text:p>Arusha National Park</text:p>
          </table:table-cell>
          <table:table-cell table:style-name="ce91" table:number-columns-repeated="2"/>
          <table:table-cell table:style-name="ce96"/>
          <table:table-cell office:value-type="float" office:value="32">
            <text:p>32</text:p>
          </table:table-cell>
          <table:table-cell table:number-columns-repeated="1015"/>
        </table:table-row>
        <table:table-row table:style-name="ro2">
          <table:table-cell table:style-name="ce89"/>
          <table:table-cell table:style-name="ce91" table:number-columns-repeated="3"/>
          <table:table-cell table:style-name="ce88" office:value-type="string">
            <text:p>Ngurdoto Crater</text:p>
          </table:table-cell>
          <table:table-cell table:style-name="ce91" table:number-columns-repeated="2"/>
          <table:table-cell table:style-name="ce96"/>
          <table:table-cell office:value-type="float" office:value="33">
            <text:p>33</text:p>
          </table:table-cell>
          <table:table-cell table:number-columns-repeated="1015"/>
        </table:table-row>
        <table:table-row table:style-name="ro2">
          <table:table-cell table:style-name="ce89"/>
          <table:table-cell table:style-name="ce91" table:number-columns-repeated="3"/>
          <table:table-cell table:style-name="ce92"/>
          <table:table-cell table:style-name="ce88" office:value-type="string">
            <text:p>Tanzania Breweries Limited</text:p>
          </table:table-cell>
          <table:table-cell table:style-name="ce91"/>
          <table:table-cell table:style-name="ce96"/>
          <table:table-cell office:value-type="float" office:value="34">
            <text:p>34</text:p>
          </table:table-cell>
          <table:table-cell table:number-columns-repeated="1015"/>
        </table:table-row>
        <table:table-row table:style-name="ro2">
          <table:table-cell table:style-name="ce89"/>
          <table:table-cell table:style-name="ce91" table:number-columns-repeated="4"/>
          <table:table-cell table:style-name="ce88" office:value-type="string">
            <text:p>Gongali Model Co. Ltd</text:p>
          </table:table-cell>
          <table:table-cell table:style-name="ce91"/>
          <table:table-cell table:style-name="ce96"/>
          <table:table-cell office:value-type="float" office:value="35">
            <text:p>35</text:p>
          </table:table-cell>
          <table:table-cell table:number-columns-repeated="1015"/>
        </table:table-row>
        <table:table-row table:style-name="ro2">
          <table:table-cell table:style-name="ce89"/>
          <table:table-cell table:style-name="ce91" table:number-columns-repeated="4"/>
          <table:table-cell table:style-name="ce88" office:value-type="string">
            <text:p>Serengeti Wildlife Research Center</text:p>
          </table:table-cell>
          <table:table-cell table:style-name="ce91"/>
          <table:table-cell table:style-name="ce96"/>
          <table:table-cell office:value-type="float" office:value="36">
            <text:p>36</text:p>
          </table:table-cell>
          <table:table-cell table:number-columns-repeated="1015"/>
        </table:table-row>
        <table:table-row table:style-name="ro2">
          <table:table-cell table:style-name="ce87" table:number-columns-repeated="7"/>
          <table:table-cell table:style-name="ce94"/>
          <table:table-cell table:style-name="ce87" table:number-columns-repeated="1016"/>
        </table:table-row>
        <table:table-row table:style-name="ro1">
          <table:table-cell table:style-name="ce90" office:value-type="string">
            <text:p>Dar es Salaam</text:p>
          </table:table-cell>
          <table:table-cell table:style-name="ce91" table:number-columns-repeated="6"/>
          <table:table-cell table:style-name="ce96"/>
          <table:table-cell table:number-columns-repeated="1016"/>
        </table:table-row>
        <table:table-row table:style-name="ro2" table:number-rows-repeated="15">
          <table:table-cell table:style-name="ce91" table:number-columns-repeated="7"/>
          <table:table-cell table:style-name="ce96"/>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4/07/2017</text:date>, <text:time>23:07:00</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7T23:06:59.96</dc:date>
    <meta:generator>OpenOffice/4.1.3$Win32 OpenOffice.org_project/413m1$Build-9783</meta:generator>
    <meta:editing-duration>P2DT11H48M27S</meta:editing-duration>
    <meta:editing-cycles>54</meta:editing-cycles>
    <dc:creator>Matt Hunter</dc:creator>
    <meta:document-statistic meta:table-count="10" meta:cell-count="2911" meta:object-count="1"/>
  </office:meta>
</office:document-meta>
</file>